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19pt"/>
    </style:style>
    <style:style style:name="co2" style:family="table-column">
      <style:table-column-properties fo:break-before="auto" style:column-width="88.04pt"/>
    </style:style>
    <style:style style:name="co3" style:family="table-column">
      <style:table-column-properties fo:break-before="auto" style:column-width="128.95pt"/>
    </style:style>
    <style:style style:name="co4" style:family="table-column">
      <style:table-column-properties fo:break-before="auto" style:column-width="75.94pt"/>
    </style:style>
    <style:style style:name="co5" style:family="table-column">
      <style:table-column-properties fo:break-before="auto" style:column-width="61.91pt"/>
    </style:style>
    <style:style style:name="co6" style:family="table-column">
      <style:table-column-properties fo:break-before="auto" style:column-width="63.55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81.64pt"/>
    </style:style>
    <style:style style:name="co10" style:family="table-column">
      <style:table-column-properties fo:break-before="auto" style:column-width="64.06pt"/>
    </style:style>
    <style:style style:name="co11" style:family="table-column">
      <style:table-column-properties fo:break-before="auto" style:column-width="80.59pt"/>
    </style:style>
    <style:style style:name="co12" style:family="table-column">
      <style:table-column-properties fo:break-before="auto" style:column-width="89.86pt"/>
    </style:style>
    <style:style style:name="co13" style:family="table-column">
      <style:table-column-properties fo:break-before="auto" style:column-width="68.71pt"/>
    </style:style>
    <style:style style:name="co14" style:family="table-column">
      <style:table-column-properties fo:break-before="auto" style:column-width="91.96pt"/>
    </style:style>
    <style:style style:name="co15" style:family="table-column">
      <style:table-column-properties fo:break-before="auto" style:column-width="110.55pt"/>
    </style:style>
    <style:style style:name="co16" style:family="table-column">
      <style:table-column-properties fo:break-before="auto" style:column-width="70.7pt"/>
    </style:style>
    <style:style style:name="co17" style:family="table-column">
      <style:table-column-properties fo:break-before="auto" style:column-width="78.04pt"/>
    </style:style>
    <style:style style:name="co18" style:family="table-column">
      <style:table-column-properties fo:break-before="auto" style:column-width="94.51pt"/>
    </style:style>
    <style:style style:name="co19" style:family="table-column">
      <style:table-column-properties fo:break-before="auto" style:column-width="92.44pt"/>
    </style:style>
    <style:style style:name="co20" style:family="table-column">
      <style:table-column-properties fo:break-before="auto" style:column-width="46.49pt"/>
    </style:style>
    <style:style style:name="co21" style:family="table-column">
      <style:table-column-properties fo:break-before="auto" style:column-width="47.51pt"/>
    </style:style>
    <style:style style:name="co22" style:family="table-column">
      <style:table-column-properties fo:break-before="auto" style:column-width="52.16pt"/>
    </style:style>
    <style:style style:name="ro1" style:family="table-row">
      <style:table-row-properties style:row-height="20.24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53.26pt" fo:break-before="auto" style:use-optimal-row-height="false"/>
    </style:style>
    <style:style style:name="ro7" style:family="table-row">
      <style:table-row-properties style:row-height="97.51pt" fo:break-before="auto" style:use-optimal-row-height="false"/>
    </style:style>
    <style:style style:name="ro8" style:family="table-row">
      <style:table-row-properties style:row-height="18pt" fo:break-before="auto" style:use-optimal-row-height="false"/>
    </style:style>
    <style:style style:name="ro9" style:family="table-row">
      <style:table-row-properties style:row-height="19.5pt" fo:break-before="auto" style:use-optimal-row-height="false"/>
    </style:style>
    <style:style style:name="ro10" style:family="table-row">
      <style:table-row-properties style:row-height="15.76pt" fo:break-before="auto" style:use-optimal-row-height="false"/>
    </style:style>
    <style:style style:name="ro11" style:family="table-row">
      <style:table-row-properties style:row-height="21.74pt" fo:break-before="auto" style:use-optimal-row-height="false"/>
    </style:style>
    <style:style style:name="ro12" style:family="table-row">
      <style:table-row-properties style:row-height="18.74pt" fo:break-before="auto" style:use-optimal-row-height="false"/>
    </style:style>
    <style:style style:name="ro13" style:family="table-row">
      <style:table-row-properties style:row-height="17.26pt" fo:break-before="auto" style:use-optimal-row-height="false"/>
    </style:style>
    <style:style style:name="ro14" style:family="table-row">
      <style:table-row-properties style:row-height="45.75pt" fo:break-before="auto" style:use-optimal-row-height="false"/>
    </style:style>
    <style:style style:name="ro15" style:family="table-row">
      <style:table-row-properties style:row-height="60.01pt" fo:break-before="auto" style:use-optimal-row-height="false"/>
    </style:style>
    <style:style style:name="ro16" style:family="table-row">
      <style:table-row-properties style:row-height="15pt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4">
      <style:table-cell-properties fo:border-bottom="1.76pt solid #1a1a1a" fo:background-color="#ffff99" style:cell-protect="protected" style:print-content="true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1a1a1a" style:cell-protect="protected" style:print-content="true" style:diagonal-bl-tr="none" style:diagonal-tl-br="none" style:text-align-source="value-type" style:repeat-content="false" fo:wrap-option="wrap" fo:border-left="1.76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1a1a1a" style:cell-protect="protected" style:print-content="true" style:diagonal-bl-tr="none" style:diagonal-tl-br="none" style:text-align-source="value-type" style:repeat-content="false" fo:wrap-option="wrap" fo:border-left="0.74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1a1a1a" style:cell-protect="protected" style:print-content="true" style:diagonal-bl-tr="none" style:diagonal-tl-br="none" style:text-align-source="value-type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0" style:family="table-cell" style:parent-style-name="Default" style:data-style-name="N12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4">
      <style:table-cell-properties fo:border-bottom="1.76pt solid #1a1a1a" fo:background-color="#00ccff" style:cell-protect="protected" style:print-content="true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4">
      <style:table-cell-properties fo:background-color="#dddddd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12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3">
      <style:table-cell-properties fo:border-bottom="1.76pt solid #1a1a1a" fo:background-color="#ffff99" style:cell-protect="protected" style:print-content="true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2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6969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3">
      <style:table-cell-properties fo:border-bottom="1.76pt solid #1a1a1a" fo:background-color="#00ccff" style:cell-protect="protected" style:print-content="true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3">
      <style:table-cell-properties fo:border-bottom="1.76pt solid #1a1a1a" fo:background-color="#ffff99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130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3">
      <style:table-cell-properties fo:background-color="#00ccff" style:cell-protect="protected" style:print-content="true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#ffff99" style:cell-protect="protected" style:print-content="true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4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12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4">
      <style:table-cell-properties fo:border-bottom="1.76pt solid #1a1a1a" fo:background-color="#ffff99" style:cell-protect="protected" style:print-content="true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border-bottom="1.76pt solid #1a1a1a" fo:background-color="#00ccff" style:cell-protect="protected" style:print-content="true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12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2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128">
      <style:table-cell-properties fo:border-bottom="1.76pt solid #1a1a1a" fo:background-color="#00ccff" style:cell-protect="protected" style:print-content="true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28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 style:data-style-name="N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>
      <style:table-cell-properties fo:border-bottom="1.76pt solid #1a1a1a" fo:background-color="#00ccff" style:cell-protect="protected" style:print-content="true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 style:data-style-name="N12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4">
      <style:table-cell-properties fo:border-bottom="1.76pt solid #1a1a1a" fo:background-color="#ffff99" style:cell-protect="protected" style:print-content="true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 style:data-style-name="N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4">
      <style:table-cell-properties fo:border-bottom="1.76pt solid #1a1a1a" fo:background-color="#ffff99" style:cell-protect="protected" style:print-content="true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29">
      <style:table-cell-properties fo:border-bottom="1.76pt solid #1a1a1a" fo:background-color="#dddddd" style:cell-protect="protected" style:print-content="true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4">
      <style:table-cell-properties fo:background-color="#dddddd" style:cell-protect="protected" style:print-content="true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4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fo:border-bottom="1.76pt solid #1a1a1a" fo:background-color="#dddddd" style:cell-protect="protected" style:print-content="true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 style:data-style-name="N4">
      <style:table-cell-properties fo:background-color="#dddddd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29">
      <style:table-cell-properties fo:background-color="#ffcc99" style:cell-protect="protected" style:print-content="true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>
      <style:table-cell-properties fo:border-bottom="1.76pt solid #1a1a1a" fo:background-color="#ffcc99" style:cell-protect="protected" style:print-content="true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 style:data-style-name="N4">
      <style:table-cell-properties fo:background-color="#ffcc99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cc99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1.76pt solid #1a1a1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4" style:family="table-cell" style:parent-style-name="Default">
      <style:table-cell-properties fo:border-bottom="1.76pt solid #1a1a1a" fo:background-color="#ffff99" style:cell-protect="protected" style:print-content="true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 style:data-style-name="N4">
      <style:table-cell-properties fo:border-bottom="0.74pt solid #1a1a1a" style:cell-protect="protected" style:print-content="true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fo:border-bottom="1.76pt solid #1a1a1a" style:cell-protect="protected" style:print-content="true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8" style:family="table-cell" style:parent-style-name="Default" style:data-style-name="N4">
      <style:table-cell-properties fo:border-bottom="1.76pt solid #1a1a1a" fo:background-color="#ffff99" style:cell-protect="protected" style:print-content="true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4">
      <style:table-cell-properties fo:border-bottom="1.76pt solid #1a1a1a" fo:background-color="#ffff99" style:cell-protect="protected" style:print-content="true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 style:data-style-name="N4">
      <style:table-cell-properties fo:border-bottom="0.74pt solid #1a1a1a" fo:background-color="#ffff66" style:cell-protect="protected" style:print-content="true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fo:border-bottom="1.76pt solid #1a1a1a" fo:background-color="#ffff99" style:cell-protect="protected" style:print-content="true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fo:border-bottom="1.76pt solid #1a1a1a" fo:background-color="#ffff99" style:cell-protect="protected" style:print-content="true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4">
      <style:table-cell-properties fo:border-bottom="0.74pt solid #1a1a1a" fo:background-color="#ffff00" style:cell-protect="protected" style:print-content="true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 table:print-ranges="Лист1.A1:Лист1.AMJ1048576">
        <office:forms form:automatic-focus="false" form:apply-design-mode="false"/>
        <table:table-column table:style-name="co1" table:visibility="collapse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" table:visibility="collapse" table:number-columns-repeated="6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0" table:default-cell-style-name="ce9"/>
        <table:table-column table:style-name="co19" table:default-cell-style-name="ce9"/>
        <table:table-column table:style-name="co20" table:number-columns-repeated="39" table:default-cell-style-name="ce9"/>
        <table:table-column table:style-name="co21" table:number-columns-repeated="189" table:default-cell-style-name="ce9"/>
        <table:table-column table:style-name="co22" table:number-columns-repeated="769" table:default-cell-style-name="ce9"/>
        <table:table-row table:style-name="ro1">
          <table:table-cell table:style-name="ce1"/>
          <table:table-cell table:style-name="ce10" office:value-type="string" calcext:value-type="string">
            <text:p>{d.date}</text:p>
          </table:table-cell>
          <table:table-cell table:style-name="ce22"/>
          <table:table-cell table:style-name="ce24"/>
          <table:table-cell table:style-name="ce11" table:number-columns-repeated="4"/>
          <table:table-cell table:style-name="ce42"/>
          <table:table-cell table:style-name="ce48"/>
          <table:table-cell table:style-name="ce52" table:number-columns-repeated="3"/>
          <table:table-cell table:style-name="ce62"/>
          <table:table-cell table:style-name="ce67" office:value-type="string" calcext:value-type="string">
            <text:p>Публичное акционерное общество </text:p>
          </table:table-cell>
          <table:table-cell table:style-name="ce62" table:number-columns-repeated="3"/>
          <table:table-cell table:style-name="ce84"/>
          <table:table-cell table:style-name="ce62" table:number-columns-repeated="2"/>
          <table:table-cell table:style-name="ce2" table:number-columns-repeated="6"/>
          <table:table-cell table:style-name="ce11" table:number-columns-repeated="206"/>
          <table:table-cell table:style-name="ce89" table:number-columns-repeated="22"/>
          <table:table-cell table:number-columns-repeated="769"/>
        </table:table-row>
        <table:table-row table:style-name="ro2">
          <table:table-cell table:style-name="ce2" table:number-columns-repeated="2"/>
          <table:table-cell table:style-name="ce11" table:number-columns-repeated="6"/>
          <table:table-cell table:style-name="ce2"/>
          <table:table-cell table:style-name="ce48"/>
          <table:table-cell table:style-name="ce52" table:number-columns-repeated="3"/>
          <table:table-cell table:style-name="ce62"/>
          <table:table-cell table:style-name="ce67" office:value-type="string" calcext:value-type="string">
            <text:p>"БыстроБанк" </text:p>
          </table:table-cell>
          <table:table-cell table:style-name="ce62" table:number-columns-repeated="3"/>
          <table:table-cell table:style-name="ce84"/>
          <table:table-cell table:style-name="ce62" table:number-columns-repeated="2"/>
          <table:table-cell table:style-name="ce2" table:number-columns-repeated="234"/>
          <table:table-cell table:number-columns-repeated="769"/>
        </table:table-row>
        <table:table-row table:style-name="ro3">
          <table:table-cell table:style-name="ce2"/>
          <table:table-cell table:style-name="ce11" table:number-columns-repeated="7"/>
          <table:table-cell table:style-name="ce43" office:value-type="string" calcext:value-type="string">
            <text:p>Группа сопровождения и учета казначейских операций </text:p>
          </table:table-cell>
          <table:table-cell table:style-name="ce11"/>
          <table:table-cell table:style-name="ce53" table:number-columns-repeated="3"/>
          <table:table-cell table:style-name="ce62"/>
          <table:table-cell table:style-name="ce68"/>
          <table:table-cell table:style-name="ce62" table:number-columns-repeated="3"/>
          <table:table-cell table:style-name="ce84"/>
          <table:table-cell table:style-name="ce62" table:number-columns-repeated="2"/>
          <table:table-cell table:style-name="ce2" table:number-columns-repeated="234"/>
          <table:table-cell table:number-columns-repeated="769"/>
        </table:table-row>
        <table:table-row table:style-name="ro4">
          <table:table-cell table:style-name="ce2"/>
          <table:table-cell table:style-name="ce12" office:value-type="string" calcext:value-type="string">
            <text:p>Определение <text:s/>справедливой стоимости ценной бумаги, существенности отклонения справедливой стоимости и цены приобретения ценной бумаги </text:p>
          </table:table-cell>
          <table:table-cell table:style-name="ce12" table:number-columns-repeated="5"/>
          <table:table-cell table:style-name="ce38"/>
          <table:table-cell table:style-name="ce12"/>
          <table:table-cell table:style-name="ce49" table:number-columns-repeated="3"/>
          <table:table-cell table:style-name="ce57"/>
          <table:table-cell table:style-name="ce63"/>
          <table:table-cell table:style-name="ce57" table:number-columns-repeated="3"/>
          <table:table-cell table:style-name="ce80"/>
          <table:table-cell table:style-name="ce57"/>
          <table:table-cell table:style-name="ce2"/>
          <table:table-cell table:style-name="ce62"/>
          <table:table-cell table:style-name="ce2" table:number-columns-repeated="234"/>
          <table:table-cell table:number-columns-repeated="769"/>
        </table:table-row>
        <table:table-row table:style-name="ro5">
          <table:table-cell table:style-name="ce2"/>
          <table:table-cell table:style-name="ce13" office:value-type="string" calcext:value-type="string">
            <text:p>Основной рынок: <text:s/>"Московская биржа ММВБ-РТС"</text:p>
          </table:table-cell>
          <table:table-cell table:style-name="ce13" table:number-columns-repeated="17"/>
          <table:table-cell table:style-name="ce2"/>
          <table:table-cell table:style-name="ce62"/>
          <table:table-cell table:style-name="ce2" table:number-columns-repeated="234"/>
          <table:table-cell table:number-columns-repeated="769"/>
        </table:table-row>
        <table:table-row table:style-name="ro6">
          <table:table-cell table:style-name="ce3" office:value-type="string" calcext:value-type="string" table:number-columns-spanned="1" table:number-rows-spanned="2">
            <text:p>№</text:p>
            <text:p>п/п</text:p>
          </table:table-cell>
          <table:table-cell table:style-name="ce14" office:value-type="string" calcext:value-type="string" table:number-columns-spanned="1" table:number-rows-spanned="2">
            <text:p>Наимено- вание ЦБ</text:p>
          </table:table-cell>
          <table:table-cell table:style-name="ce23" office:value-type="string" calcext:value-type="string" table:number-columns-spanned="1" table:number-rows-spanned="2">
            <text:p>ISIN</text:p>
          </table:table-cell>
          <table:table-cell table:style-name="ce25" office:value-type="string" calcext:value-type="string" table:number-columns-spanned="1" table:number-rows-spanned="2">
            <text:p>Объем выпуска шт.</text:p>
            <text:p>(шт)</text:p>
          </table:table-cell>
          <table:table-cell table:style-name="ce28" office:value-type="string" calcext:value-type="string" table:number-columns-spanned="1" table:number-rows-spanned="2">
            <text:p>Цена сделки (приобретения ценной бумаги), руб.</text:p>
          </table:table-cell>
          <table:table-cell table:style-name="ce32" office:value-type="string" calcext:value-type="string" table:number-columns-spanned="1" table:number-rows-spanned="2">
            <text:p>Справед- ливая стоимость, руб.</text:p>
          </table:table-cell>
          <table:table-cell table:style-name="ce36" office:value-type="string" calcext:value-type="string" table:number-columns-spanned="1" table:number-rows-spanned="2">
            <text:p>Существенность отклонения, %% <text:s/>(не более 10%)</text:p>
          </table:table-cell>
          <table:table-cell table:style-name="ce39" office:value-type="string" calcext:value-type="string" table:number-columns-spanned="5" table:number-rows-spanned="1">
            <text:p>Исходные данные 1-го уровня</text:p>
          </table:table-cell>
          <table:covered-table-cell table:number-columns-repeated="4" table:style-name="ce39"/>
          <table:table-cell table:style-name="ce58" office:value-type="string" calcext:value-type="string" table:number-columns-spanned="2" table:number-rows-spanned="1">
            <text:p>Исходные данные 2-го уровня</text:p>
          </table:table-cell>
          <table:covered-table-cell table:style-name="ce58"/>
          <table:table-cell table:style-name="ce69" office:value-type="string" calcext:value-type="string">
            <text:p>Исходные данные 3-го уровня</text:p>
          </table:table-cell>
          <table:table-cell table:style-name="ce73"/>
          <table:table-cell table:style-name="ce77"/>
          <table:table-cell table:style-name="ce81" table:number-columns-repeated="3"/>
          <table:table-cell table:style-name="ce62"/>
          <table:table-cell table:style-name="ce2" table:number-columns-repeated="234"/>
          <table:table-cell table:number-columns-repeated="769"/>
        </table:table-row>
        <table:table-row table:style-name="ro7">
          <table:covered-table-cell table:style-name="ce3"/>
          <table:covered-table-cell table:style-name="ce14"/>
          <table:covered-table-cell table:style-name="ce23"/>
          <table:covered-table-cell table:style-name="ce25"/>
          <table:covered-table-cell table:style-name="ce28"/>
          <table:covered-table-cell table:number-columns-repeated="2" table:style-name="ce32"/>
          <table:table-cell table:style-name="ce40" office:value-type="string" calcext:value-type="string">
            <text:p>Количество дней, в которые заключались сделки с ЦБ, <text:s/>дней *(1)</text:p>
          </table:table-cell>
          <table:table-cell table:style-name="ce44" office:value-type="string" calcext:value-type="string">
            <text:p>Количество совершенных сделок, шт. *(2)</text:p>
          </table:table-cell>
          <table:table-cell table:style-name="ce50" office:value-type="string" calcext:value-type="string">
            <text:p>Суммарный объем торгов по ценной бумаге, <text:s/>% *(3)</text:p>
          </table:table-cell>
          <table:table-cell table:style-name="ce54" office:value-type="string" calcext:value-type="string">
            <text:p>Активный рынок, 1-й уровень исходных данных: (ДА/НЕТ)</text:p>
          </table:table-cell>
          <table:table-cell table:style-name="ce56" office:value-type="string" calcext:value-type="string">
            <text:p>Ценная бумага приобретена в процессе первичного размещения *(4)</text:p>
          </table:table-cell>
          <table:table-cell table:style-name="ce59" office:value-type="string" calcext:value-type="string">
            <text:p>Корректировока на низкую активность рынка *(5)</text:p>
          </table:table-cell>
          <table:table-cell table:style-name="ce64" office:value-type="string" calcext:value-type="string">
            <text:p>Цена ЦБ, определена рыночным методом *(6)</text:p>
          </table:table-cell>
          <table:table-cell table:style-name="ce70" office:value-type="string" calcext:value-type="string">
            <text:p>Цена ЦБ, определена доходным методом *(6)</text:p>
          </table:table-cell>
          <table:table-cell table:style-name="ce74" office:value-type="string" calcext:value-type="string">
            <text:p>Суммарный объем торгов по ценной бумаге, <text:s/>%</text:p>
          </table:table-cell>
          <table:table-cell table:style-name="ce78" office:value-type="string" calcext:value-type="string">
            <text:p>Активный рынок, 1-й уровень исходных данных: (ДА/НЕТ)</text:p>
          </table:table-cell>
          <table:table-cell table:style-name="ce82" table:number-columns-repeated="2"/>
          <table:table-cell table:style-name="ce85"/>
          <table:table-cell table:style-name="ce86"/>
          <table:table-cell table:style-name="ce88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5" office:value-type="string" calcext:value-type="string">
            <text:p>Башнефть04</text:p>
          </table:table-cell>
          <table:table-cell table:style-name="ce15" office:value-type="string" calcext:value-type="string">
            <text:p>RU000A0JS3U0</text:p>
          </table:table-cell>
          <table:table-cell table:style-name="ce26" office:value-type="float" office:value="10000000" calcext:value-type="float">
            <text:p>10,000,000</text:p>
          </table:table-cell>
          <table:table-cell table:style-name="ce29"/>
          <table:table-cell table:style-name="ce31"/>
          <table:table-cell table:style-name="ce37" table:formula="of:=IF([.E8]&gt;0;(ABS([.F8]-[.E8]))*100/(MIN([.E8:.F8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8]&gt;4;[.I8]&gt;9;[.J8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37"/>
          <table:table-cell table:style-name="ce65"/>
          <table:table-cell table:style-name="ce71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6" office:value-type="string" calcext:value-type="string">
            <text:p>Башнефть07</text:p>
          </table:table-cell>
          <table:table-cell table:style-name="ce15" office:value-type="string" calcext:value-type="string">
            <text:p>RU000A0JTM36</text:p>
          </table:table-cell>
          <table:table-cell table:style-name="ce26" office:value-type="float" office:value="10000000" calcext:value-type="float">
            <text:p>10,000,000</text:p>
          </table:table-cell>
          <table:table-cell table:style-name="ce29"/>
          <table:table-cell table:style-name="ce31"/>
          <table:table-cell table:style-name="ce37" table:formula="of:=IF([.E9]&gt;0;(ABS([.F9]-[.E9]))*100/(MIN([.E9:.F9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9]&gt;4;[.I9]&gt;9;[.J9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37" office:value-type="string" calcext:value-type="string">
            <text:p>ДА</text:p>
          </table:table-cell>
          <table:table-cell table:style-name="ce65"/>
          <table:table-cell table:style-name="ce71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7" office:value-type="string" calcext:value-type="string">
            <text:p>Башнефть09</text:p>
          </table:table-cell>
          <table:table-cell table:style-name="ce17" office:value-type="string" calcext:value-type="string">
            <text:p>RU000A0JTM51 </text:p>
          </table:table-cell>
          <table:table-cell table:style-name="ce26" office:value-type="float" office:value="5000000" calcext:value-type="float">
            <text:p>5,000,000</text:p>
          </table:table-cell>
          <table:table-cell table:style-name="ce29"/>
          <table:table-cell table:style-name="ce31"/>
          <table:table-cell table:style-name="ce37" table:formula="of:=IF([.E10]&gt;0;(ABS([.F10]-[.E10]))*100/(MIN([.E10:.F10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10]&gt;4;[.I10]&gt;9;[.J10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37"/>
          <table:table-cell table:style-name="ce65"/>
          <table:table-cell table:style-name="ce71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1-203</text:p>
          </table:table-cell>
          <table:table-cell table:style-name="ce18" office:value-type="string" calcext:value-type="string">
            <text:p>RU000A102SZ9</text:p>
          </table:table-cell>
          <table:table-cell table:style-name="ce26" office:value-type="float" office:value="2961805" calcext:value-type="float">
            <text:p>2,961,805</text:p>
          </table:table-cell>
          <table:table-cell table:style-name="ce30"/>
          <table:table-cell table:style-name="ce31"/>
          <table:table-cell table:style-name="ce37" table:formula="of:=IF([.E11]&gt;0;(ABS([.F11]-[.E11]))*100/(MIN([.E11:.F11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11]&gt;4;[.I11]&gt;9;[.J11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37"/>
          <table:table-cell table:style-name="ce65"/>
          <table:table-cell table:style-name="ce71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1-203</text:p>
          </table:table-cell>
          <table:table-cell table:style-name="ce18" office:value-type="string" calcext:value-type="string">
            <text:p>RU000A102SZ9</text:p>
          </table:table-cell>
          <table:table-cell table:style-name="ce26" office:value-type="float" office:value="2961805" calcext:value-type="float">
            <text:p>2,961,805</text:p>
          </table:table-cell>
          <table:table-cell table:style-name="ce30"/>
          <table:table-cell table:style-name="ce31"/>
          <table:table-cell table:style-name="ce37" table:formula="of:=IF([.E12]&gt;0;(ABS([.F12]-[.E12]))*100/(MIN([.E12:.F12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12]&gt;4;[.I12]&gt;9;[.J12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37"/>
          <table:table-cell table:style-name="ce65"/>
          <table:table-cell table:style-name="ce71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1-203</text:p>
          </table:table-cell>
          <table:table-cell table:style-name="ce18" office:value-type="string" calcext:value-type="string">
            <text:p>RU000A102SZ9</text:p>
          </table:table-cell>
          <table:table-cell table:style-name="ce26" office:value-type="float" office:value="2961805" calcext:value-type="float">
            <text:p>2,961,805</text:p>
          </table:table-cell>
          <table:table-cell table:style-name="ce30"/>
          <table:table-cell table:style-name="ce31"/>
          <table:table-cell table:style-name="ce37" table:formula="of:=IF([.E13]&gt;0;(ABS([.F13]-[.E13]))*100/(MIN([.E13:.F13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13]&gt;4;[.I13]&gt;9;[.J13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37"/>
          <table:table-cell table:style-name="ce65"/>
          <table:table-cell table:style-name="ce71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1-203</text:p>
          </table:table-cell>
          <table:table-cell table:style-name="ce18" office:value-type="string" calcext:value-type="string">
            <text:p>RU000A102SZ9</text:p>
          </table:table-cell>
          <table:table-cell table:style-name="ce26" office:value-type="float" office:value="2961805" calcext:value-type="float">
            <text:p>2,961,805</text:p>
          </table:table-cell>
          <table:table-cell table:style-name="ce30"/>
          <table:table-cell table:style-name="ce31"/>
          <table:table-cell table:style-name="ce37" table:formula="of:=IF([.E14]&gt;0;(ABS([.F14]-[.E14]))*100/(MIN([.E14:.F14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14]&gt;4;[.I14]&gt;9;[.J14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37"/>
          <table:table-cell table:style-name="ce65"/>
          <table:table-cell table:style-name="ce71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1-203</text:p>
          </table:table-cell>
          <table:table-cell table:style-name="ce18" office:value-type="string" calcext:value-type="string">
            <text:p>RU000A102SZ9</text:p>
          </table:table-cell>
          <table:table-cell table:style-name="ce26" office:value-type="float" office:value="2961805" calcext:value-type="float">
            <text:p>2,961,805</text:p>
          </table:table-cell>
          <table:table-cell table:style-name="ce30"/>
          <table:table-cell table:style-name="ce31"/>
          <table:table-cell table:style-name="ce37" table:formula="of:=IF([.E15]&gt;0;(ABS([.F15]-[.E15]))*100/(MIN([.E15:.F15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15]&gt;4;[.I15]&gt;9;[.J15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37"/>
          <table:table-cell table:style-name="ce65"/>
          <table:table-cell table:style-name="ce71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1-203</text:p>
          </table:table-cell>
          <table:table-cell table:style-name="ce18" office:value-type="string" calcext:value-type="string">
            <text:p>RU000A102SZ9</text:p>
          </table:table-cell>
          <table:table-cell table:style-name="ce26" office:value-type="float" office:value="2961805" calcext:value-type="float">
            <text:p>2,961,805</text:p>
          </table:table-cell>
          <table:table-cell table:style-name="ce30"/>
          <table:table-cell table:style-name="ce31"/>
          <table:table-cell table:style-name="ce37" table:formula="of:=IF([.E16]&gt;0;(ABS([.F16]-[.E16]))*100/(MIN([.E16:.F16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16]&gt;4;[.I16]&gt;9;[.J16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37"/>
          <table:table-cell table:style-name="ce65"/>
          <table:table-cell table:style-name="ce71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1-203</text:p>
          </table:table-cell>
          <table:table-cell table:style-name="ce18" office:value-type="string" calcext:value-type="string">
            <text:p>RU000A102SZ9</text:p>
          </table:table-cell>
          <table:table-cell table:style-name="ce26" office:value-type="float" office:value="2961805" calcext:value-type="float">
            <text:p>2,961,805</text:p>
          </table:table-cell>
          <table:table-cell table:style-name="ce30"/>
          <table:table-cell table:style-name="ce31"/>
          <table:table-cell table:style-name="ce37" table:formula="of:=IF([.E17]&gt;0;(ABS([.F17]-[.E17]))*100/(MIN([.E17:.F17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17]&gt;4;[.I17]&gt;9;[.J17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37"/>
          <table:table-cell table:style-name="ce65"/>
          <table:table-cell table:style-name="ce71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1-203</text:p>
          </table:table-cell>
          <table:table-cell table:style-name="ce18" office:value-type="string" calcext:value-type="string">
            <text:p>RU000A102SZ9</text:p>
          </table:table-cell>
          <table:table-cell table:style-name="ce26" office:value-type="float" office:value="2961805" calcext:value-type="float">
            <text:p>2,961,805</text:p>
          </table:table-cell>
          <table:table-cell table:style-name="ce30"/>
          <table:table-cell table:style-name="ce31"/>
          <table:table-cell table:style-name="ce37" table:formula="of:=IF([.E18]&gt;0;(ABS([.F18]-[.E18]))*100/(MIN([.E18:.F18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18]&gt;4;[.I18]&gt;9;[.J18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37"/>
          <table:table-cell table:style-name="ce65"/>
          <table:table-cell table:style-name="ce71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1-203</text:p>
          </table:table-cell>
          <table:table-cell table:style-name="ce18" office:value-type="string" calcext:value-type="string">
            <text:p>RU000A102SZ9</text:p>
          </table:table-cell>
          <table:table-cell table:style-name="ce26" office:value-type="float" office:value="2961805" calcext:value-type="float">
            <text:p>2,961,805</text:p>
          </table:table-cell>
          <table:table-cell table:style-name="ce29"/>
          <table:table-cell table:style-name="ce31"/>
          <table:table-cell table:style-name="ce37" table:formula="of:=IF([.E19]&gt;0;(ABS([.F19]-[.E19]))*100/(MIN([.E19:.F19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19]&gt;4;[.I19]&gt;9;[.J19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37"/>
          <table:table-cell table:style-name="ce65"/>
          <table:table-cell table:style-name="ce71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1-204</text:p>
          </table:table-cell>
          <table:table-cell table:style-name="ce18" office:value-type="string" calcext:value-type="string">
            <text:p>RU000A102XD6</text:p>
          </table:table-cell>
          <table:table-cell table:style-name="ce26" office:value-type="float" office:value="3864274" calcext:value-type="float">
            <text:p>3,864,274</text:p>
          </table:table-cell>
          <table:table-cell table:style-name="ce29"/>
          <table:table-cell table:style-name="ce31"/>
          <table:table-cell table:style-name="ce37" table:formula="of:=IF([.E20]&gt;0;(ABS([.F20]-[.E20]))*100/(MIN([.E20:.F20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20]&gt;4;[.I20]&gt;9;[.J20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1-204</text:p>
          </table:table-cell>
          <table:table-cell table:style-name="ce18" office:value-type="string" calcext:value-type="string">
            <text:p>RU000A102XD6</text:p>
          </table:table-cell>
          <table:table-cell table:style-name="ce26" office:value-type="float" office:value="3864274" calcext:value-type="float">
            <text:p>3,864,274</text:p>
          </table:table-cell>
          <table:table-cell table:style-name="ce29"/>
          <table:table-cell table:style-name="ce31"/>
          <table:table-cell table:style-name="ce37" table:formula="of:=IF([.E21]&gt;0;(ABS([.F21]-[.E21]))*100/(MIN([.E21:.F21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21]&gt;4;[.I21]&gt;9;[.J21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1-204</text:p>
          </table:table-cell>
          <table:table-cell table:style-name="ce18" office:value-type="string" calcext:value-type="string">
            <text:p>RU000A102XD6</text:p>
          </table:table-cell>
          <table:table-cell table:style-name="ce26" office:value-type="float" office:value="3864274" calcext:value-type="float">
            <text:p>3,864,274</text:p>
          </table:table-cell>
          <table:table-cell table:style-name="ce29"/>
          <table:table-cell table:style-name="ce31"/>
          <table:table-cell table:style-name="ce37" table:formula="of:=IF([.E22]&gt;0;(ABS([.F22]-[.E22]))*100/(MIN([.E22:.F22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22]&gt;4;[.I22]&gt;9;[.J22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1-204</text:p>
          </table:table-cell>
          <table:table-cell table:style-name="ce18" office:value-type="string" calcext:value-type="string">
            <text:p>RU000A102XD6</text:p>
          </table:table-cell>
          <table:table-cell table:style-name="ce26" office:value-type="float" office:value="3864274" calcext:value-type="float">
            <text:p>3,864,274</text:p>
          </table:table-cell>
          <table:table-cell table:style-name="ce29"/>
          <table:table-cell table:style-name="ce31"/>
          <table:table-cell table:style-name="ce37" table:formula="of:=IF([.E23]&gt;0;(ABS([.F23]-[.E23]))*100/(MIN([.E23:.F23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23]&gt;4;[.I23]&gt;9;[.J23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1-204</text:p>
          </table:table-cell>
          <table:table-cell table:style-name="ce18" office:value-type="string" calcext:value-type="string">
            <text:p>RU000A102XD6</text:p>
          </table:table-cell>
          <table:table-cell table:style-name="ce26" office:value-type="float" office:value="3864274" calcext:value-type="float">
            <text:p>3,864,274</text:p>
          </table:table-cell>
          <table:table-cell table:style-name="ce29"/>
          <table:table-cell table:style-name="ce31"/>
          <table:table-cell table:style-name="ce37" table:formula="of:=IF([.E24]&gt;0;(ABS([.F24]-[.E24]))*100/(MIN([.E24:.F24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24]&gt;4;[.I24]&gt;9;[.J24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1-204</text:p>
          </table:table-cell>
          <table:table-cell table:style-name="ce18" office:value-type="string" calcext:value-type="string">
            <text:p>RU000A102XD6</text:p>
          </table:table-cell>
          <table:table-cell table:style-name="ce26" office:value-type="float" office:value="3864274" calcext:value-type="float">
            <text:p>3,864,274</text:p>
          </table:table-cell>
          <table:table-cell table:style-name="ce29"/>
          <table:table-cell table:style-name="ce31"/>
          <table:table-cell table:style-name="ce37" table:formula="of:=IF([.E25]&gt;0;(ABS([.F25]-[.E25]))*100/(MIN([.E25:.F25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25]&gt;4;[.I25]&gt;9;[.J25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1-204</text:p>
          </table:table-cell>
          <table:table-cell table:style-name="ce18" office:value-type="string" calcext:value-type="string">
            <text:p>RU000A102XD6</text:p>
          </table:table-cell>
          <table:table-cell table:style-name="ce26" office:value-type="float" office:value="3864274" calcext:value-type="float">
            <text:p>3,864,274</text:p>
          </table:table-cell>
          <table:table-cell table:style-name="ce29"/>
          <table:table-cell table:style-name="ce31"/>
          <table:table-cell table:style-name="ce37" table:formula="of:=IF([.E26]&gt;0;(ABS([.F26]-[.E26]))*100/(MIN([.E26:.F26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26]&gt;4;[.I26]&gt;9;[.J26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1" table:visibility="collapse">
          <table:table-cell table:style-name="ce4"/>
          <table:table-cell table:style-name="ce18" office:value-type="string" calcext:value-type="string">
            <text:p>ВТБ Б1-205</text:p>
          </table:table-cell>
          <table:table-cell table:style-name="ce18" office:value-type="string" calcext:value-type="string">
            <text:p>RU000A1032H8</text:p>
          </table:table-cell>
          <table:table-cell table:style-name="ce26" office:value-type="float" office:value="11893584" calcext:value-type="float">
            <text:p>11,893,584</text:p>
          </table:table-cell>
          <table:table-cell table:style-name="ce29"/>
          <table:table-cell table:style-name="ce31"/>
          <table:table-cell table:style-name="ce37" table:formula="of:=IF([.E27]&gt;0;(ABS([.F27]-[.E27]))*100/(MIN([.E27:.F27]));&quot;&quot;)">
            <text:p/>
          </table:table-cell>
          <table:table-cell table:style-name="ce41"/>
          <table:table-cell table:style-name="ce45"/>
          <table:table-cell table:style-name="ce41"/>
          <table:table-cell table:style-name="ce41" table:formula="of:=IF(AND([.H27]&gt;4;[.I27]&gt;9;[.J27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8" office:value-type="string" calcext:value-type="string">
            <text:p>ВТБ Б1-205</text:p>
          </table:table-cell>
          <table:table-cell table:style-name="ce18" office:value-type="string" calcext:value-type="string">
            <text:p>RU000A1032H8</text:p>
          </table:table-cell>
          <table:table-cell table:style-name="ce26" office:value-type="float" office:value="11893584" calcext:value-type="float">
            <text:p>11,893,584</text:p>
          </table:table-cell>
          <table:table-cell table:style-name="ce29"/>
          <table:table-cell table:style-name="ce31"/>
          <table:table-cell table:style-name="ce37" table:formula="of:=IF([.E28]&gt;0;(ABS([.F28]-[.E28]))*100/(MIN([.E28:.F28]));&quot;&quot;)">
            <text:p/>
          </table:table-cell>
          <table:table-cell table:style-name="ce41"/>
          <table:table-cell table:style-name="ce45"/>
          <table:table-cell table:style-name="ce41"/>
          <table:table-cell table:style-name="ce41" table:formula="of:=IF(AND([.H28]&gt;4;[.I28]&gt;9;[.J28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8" office:value-type="string" calcext:value-type="string">
            <text:p>ВТБ Б1-205</text:p>
          </table:table-cell>
          <table:table-cell table:style-name="ce18" office:value-type="string" calcext:value-type="string">
            <text:p>RU000A1032H8</text:p>
          </table:table-cell>
          <table:table-cell table:style-name="ce26" office:value-type="float" office:value="11893584" calcext:value-type="float">
            <text:p>11,893,584</text:p>
          </table:table-cell>
          <table:table-cell table:style-name="ce29"/>
          <table:table-cell table:style-name="ce31"/>
          <table:table-cell table:style-name="ce37" table:formula="of:=IF([.E29]&gt;0;(ABS([.F29]-[.E29]))*100/(MIN([.E29:.F29]));&quot;&quot;)">
            <text:p/>
          </table:table-cell>
          <table:table-cell table:style-name="ce41"/>
          <table:table-cell table:style-name="ce45"/>
          <table:table-cell table:style-name="ce41"/>
          <table:table-cell table:style-name="ce41" table:formula="of:=IF(AND([.H29]&gt;4;[.I29]&gt;9;[.J29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8" office:value-type="string" calcext:value-type="string">
            <text:p>ВТБ Б1-228</text:p>
          </table:table-cell>
          <table:table-cell table:style-name="ce18" office:value-type="string" calcext:value-type="string">
            <text:p>RU000A1039K7</text:p>
          </table:table-cell>
          <table:table-cell table:style-name="ce26" office:value-type="float" office:value="8064466" calcext:value-type="float">
            <text:p>8,064,466</text:p>
          </table:table-cell>
          <table:table-cell table:style-name="ce30"/>
          <table:table-cell table:style-name="ce31"/>
          <table:table-cell table:style-name="ce37" table:formula="of:=IF([.E30]&gt;0;(ABS([.F30]-[.E30]))*100/(MIN([.E30:.F30]));&quot;&quot;)">
            <text:p/>
          </table:table-cell>
          <table:table-cell table:style-name="ce41" table:number-columns-repeated="3"/>
          <table:table-cell table:style-name="ce41" table:formula="of:=IF(AND([.H30]&gt;4;[.I30]&gt;9;[.J30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8" office:value-type="string" calcext:value-type="string">
            <text:p>ВТБ Б1-228</text:p>
          </table:table-cell>
          <table:table-cell table:style-name="ce18" office:value-type="string" calcext:value-type="string">
            <text:p>RU000A1039K7</text:p>
          </table:table-cell>
          <table:table-cell table:style-name="ce26" office:value-type="float" office:value="8064466" calcext:value-type="float">
            <text:p>8,064,466</text:p>
          </table:table-cell>
          <table:table-cell table:style-name="ce30"/>
          <table:table-cell table:style-name="ce31"/>
          <table:table-cell table:style-name="ce37" table:formula="of:=IF([.E31]&gt;0;(ABS([.F31]-[.E31]))*100/(MIN([.E31:.F31]));&quot;&quot;)">
            <text:p/>
          </table:table-cell>
          <table:table-cell table:style-name="ce41" table:number-columns-repeated="3"/>
          <table:table-cell table:style-name="ce41" table:formula="of:=IF(AND([.H31]&gt;4;[.I31]&gt;9;[.J31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8" office:value-type="string" calcext:value-type="string">
            <text:p>ВТБ Б1-228</text:p>
          </table:table-cell>
          <table:table-cell table:style-name="ce18" office:value-type="string" calcext:value-type="string">
            <text:p>RU000A1039K7</text:p>
          </table:table-cell>
          <table:table-cell table:style-name="ce26" office:value-type="float" office:value="8064466" calcext:value-type="float">
            <text:p>8,064,466</text:p>
          </table:table-cell>
          <table:table-cell table:style-name="ce30"/>
          <table:table-cell table:style-name="ce31"/>
          <table:table-cell table:style-name="ce37" table:formula="of:=IF([.E32]&gt;0;(ABS([.F32]-[.E32]))*100/(MIN([.E32:.F32]));&quot;&quot;)">
            <text:p/>
          </table:table-cell>
          <table:table-cell table:style-name="ce41" table:number-columns-repeated="3"/>
          <table:table-cell table:style-name="ce41" table:formula="of:=IF(AND([.H32]&gt;4;[.I32]&gt;9;[.J32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8" office:value-type="string" calcext:value-type="string">
            <text:p>ВТБ Б1-228</text:p>
          </table:table-cell>
          <table:table-cell table:style-name="ce18" office:value-type="string" calcext:value-type="string">
            <text:p>RU000A1039K7</text:p>
          </table:table-cell>
          <table:table-cell table:style-name="ce26" office:value-type="float" office:value="8064466" calcext:value-type="float">
            <text:p>8,064,466</text:p>
          </table:table-cell>
          <table:table-cell table:style-name="ce30"/>
          <table:table-cell table:style-name="ce31"/>
          <table:table-cell table:style-name="ce37" table:formula="of:=IF([.E33]&gt;0;(ABS([.F33]-[.E33]))*100/(MIN([.E33:.F33]));&quot;&quot;)">
            <text:p/>
          </table:table-cell>
          <table:table-cell table:style-name="ce41" table:number-columns-repeated="3"/>
          <table:table-cell table:style-name="ce41" table:formula="of:=IF(AND([.H33]&gt;4;[.I33]&gt;9;[.J33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8" office:value-type="string" calcext:value-type="string">
            <text:p>ВТБ Б1-228</text:p>
          </table:table-cell>
          <table:table-cell table:style-name="ce18" office:value-type="string" calcext:value-type="string">
            <text:p>RU000A1039K7</text:p>
          </table:table-cell>
          <table:table-cell table:style-name="ce26" office:value-type="float" office:value="8064466" calcext:value-type="float">
            <text:p>8,064,466</text:p>
          </table:table-cell>
          <table:table-cell table:style-name="ce30"/>
          <table:table-cell table:style-name="ce31"/>
          <table:table-cell table:style-name="ce37" table:formula="of:=IF([.E34]&gt;0;(ABS([.F34]-[.E34]))*100/(MIN([.E34:.F34]));&quot;&quot;)">
            <text:p/>
          </table:table-cell>
          <table:table-cell table:style-name="ce41" table:number-columns-repeated="3"/>
          <table:table-cell table:style-name="ce41" table:formula="of:=IF(AND([.H34]&gt;4;[.I34]&gt;9;[.J34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8" office:value-type="string" calcext:value-type="string">
            <text:p>ВТБ Б1-228</text:p>
          </table:table-cell>
          <table:table-cell table:style-name="ce18" office:value-type="string" calcext:value-type="string">
            <text:p>RU000A1039K7</text:p>
          </table:table-cell>
          <table:table-cell table:style-name="ce26" office:value-type="float" office:value="8064466" calcext:value-type="float">
            <text:p>8,064,466</text:p>
          </table:table-cell>
          <table:table-cell table:style-name="ce30"/>
          <table:table-cell table:style-name="ce31"/>
          <table:table-cell table:style-name="ce37" table:formula="of:=IF([.E35]&gt;0;(ABS([.F35]-[.E35]))*100/(MIN([.E35:.F35]));&quot;&quot;)">
            <text:p/>
          </table:table-cell>
          <table:table-cell table:style-name="ce41" table:number-columns-repeated="3"/>
          <table:table-cell table:style-name="ce41" table:formula="of:=IF(AND([.H35]&gt;4;[.I35]&gt;9;[.J35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8" office:value-type="string" calcext:value-type="string">
            <text:p>ВТБ Б1-228</text:p>
          </table:table-cell>
          <table:table-cell table:style-name="ce18" office:value-type="string" calcext:value-type="string">
            <text:p>RU000A1039K7</text:p>
          </table:table-cell>
          <table:table-cell table:style-name="ce26" office:value-type="float" office:value="8064466" calcext:value-type="float">
            <text:p>8,064,466</text:p>
          </table:table-cell>
          <table:table-cell table:style-name="ce30"/>
          <table:table-cell table:style-name="ce31"/>
          <table:table-cell table:style-name="ce37" table:formula="of:=IF([.E36]&gt;0;(ABS([.F36]-[.E36]))*100/(MIN([.E36:.F36]));&quot;&quot;)">
            <text:p/>
          </table:table-cell>
          <table:table-cell table:style-name="ce41" table:number-columns-repeated="3"/>
          <table:table-cell table:style-name="ce41" table:formula="of:=IF(AND([.H36]&gt;4;[.I36]&gt;9;[.J36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8" office:value-type="string" calcext:value-type="string">
            <text:p>ВТБ Б1-228</text:p>
          </table:table-cell>
          <table:table-cell table:style-name="ce18" office:value-type="string" calcext:value-type="string">
            <text:p>RU000A1039K7</text:p>
          </table:table-cell>
          <table:table-cell table:style-name="ce26" office:value-type="float" office:value="8064466" calcext:value-type="float">
            <text:p>8,064,466</text:p>
          </table:table-cell>
          <table:table-cell table:style-name="ce29"/>
          <table:table-cell table:style-name="ce31"/>
          <table:table-cell table:style-name="ce37" table:formula="of:=IF([.E37]&gt;0;(ABS([.F37]-[.E37]))*100/(MIN([.E37:.F37]));&quot;&quot;)">
            <text:p/>
          </table:table-cell>
          <table:table-cell table:style-name="ce41" table:number-columns-repeated="3"/>
          <table:table-cell table:style-name="ce41" table:formula="of:=IF(AND([.H37]&gt;4;[.I37]&gt;9;[.J37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4"/>
          <table:table-cell table:style-name="ce19" office:value-type="string" calcext:value-type="string">
            <text:p>{d.stockValuations[i].ticker}</text:p>
          </table:table-cell>
          <table:table-cell table:style-name="ce19" office:value-type="string" calcext:value-type="string">
            <text:p>{d.stockValuations[i].isin}</text:p>
          </table:table-cell>
          <table:table-cell table:style-name="ce26" office:value-type="string" calcext:value-type="string">
            <text:p>{d.stockValuations[i].initialVolume}</text:p>
          </table:table-cell>
          <table:table-cell table:style-name="ce30"/>
          <table:table-cell table:style-name="ce31" office:value-type="string" calcext:value-type="string">
            <text:p>{d.stockValuations[i].fairPrice}</text:p>
          </table:table-cell>
          <table:table-cell table:style-name="ce37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1" office:value-type="string" calcext:value-type="string">
            <text:p>{d.stockValuations[i].countDays}</text:p>
          </table:table-cell>
          <table:table-cell table:style-name="ce41" office:value-type="string" calcext:value-type="string">
            <text:p>{d.stockValuations[i].countDeals}</text:p>
          </table:table-cell>
          <table:table-cell table:style-name="ce41" office:value-type="string" calcext:value-type="string">
            <text:p>{d.stockValuations[i].tradingVolume}</text:p>
          </table:table-cell>
          <table:table-cell table:style-name="ce41" office:value-type="string" calcext:value-type="string">
            <text:p>{d.stockValuations[i].active}</text:p>
          </table:table-cell>
          <table:table-cell table:style-name="ce41" office:value-type="string" calcext:value-type="string">
            <text:p>НЕТ</text:p>
          </table:table-cell>
          <table:table-cell table:style-name="ce60" office:value-type="string" calcext:value-type="string">
            <text:p>{d.stockValuations[i].adjustment}</text:p>
          </table:table-cell>
          <table:table-cell table:style-name="ce60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9" office:value-type="string" calcext:value-type="string">
            <text:p>ВТБ Б1-229 </text:p>
          </table:table-cell>
          <table:table-cell table:style-name="ce19" office:value-type="string" calcext:value-type="string">
            <text:p>RU000A103GF4 </text:p>
          </table:table-cell>
          <table:table-cell table:style-name="ce26" office:value-type="float" office:value="11118143" calcext:value-type="float">
            <text:p>11,118,143</text:p>
          </table:table-cell>
          <table:table-cell table:style-name="ce30"/>
          <table:table-cell table:style-name="ce31"/>
          <table:table-cell table:style-name="ce37" table:formula="of:=IF([.E39]&gt;0;(ABS([.F39]-[.E39]))*100/(MIN([.E39:.F39]));&quot;&quot;)">
            <text:p/>
          </table:table-cell>
          <table:table-cell table:style-name="ce41" table:number-columns-repeated="3"/>
          <table:table-cell table:style-name="ce41" table:formula="of:=IF(AND([.H39]&gt;4;[.I39]&gt;9;[.J39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9" office:value-type="string" calcext:value-type="string">
            <text:p>ВТБ Б1-229 </text:p>
          </table:table-cell>
          <table:table-cell table:style-name="ce19" office:value-type="string" calcext:value-type="string">
            <text:p>RU000A103GF4 </text:p>
          </table:table-cell>
          <table:table-cell table:style-name="ce26" office:value-type="float" office:value="11118143" calcext:value-type="float">
            <text:p>11,118,143</text:p>
          </table:table-cell>
          <table:table-cell table:style-name="ce30"/>
          <table:table-cell table:style-name="ce31"/>
          <table:table-cell table:style-name="ce37" table:formula="of:=IF([.E40]&gt;0;(ABS([.F40]-[.E40]))*100/(MIN([.E40:.F40]));&quot;&quot;)">
            <text:p/>
          </table:table-cell>
          <table:table-cell table:style-name="ce41" table:number-columns-repeated="3"/>
          <table:table-cell table:style-name="ce41" table:formula="of:=IF(AND([.H40]&gt;4;[.I40]&gt;9;[.J40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9" office:value-type="string" calcext:value-type="string">
            <text:p>ВТБ Б1-229 </text:p>
          </table:table-cell>
          <table:table-cell table:style-name="ce19" office:value-type="string" calcext:value-type="string">
            <text:p>RU000A103GF4 </text:p>
          </table:table-cell>
          <table:table-cell table:style-name="ce26" office:value-type="float" office:value="11118143" calcext:value-type="float">
            <text:p>11,118,143</text:p>
          </table:table-cell>
          <table:table-cell table:style-name="ce30"/>
          <table:table-cell table:style-name="ce31"/>
          <table:table-cell table:style-name="ce37" table:formula="of:=IF([.E41]&gt;0;(ABS([.F41]-[.E41]))*100/(MIN([.E41:.F41]));&quot;&quot;)">
            <text:p/>
          </table:table-cell>
          <table:table-cell table:style-name="ce41" table:number-columns-repeated="3"/>
          <table:table-cell table:style-name="ce41" table:formula="of:=IF(AND([.H41]&gt;4;[.I41]&gt;9;[.J41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9" office:value-type="string" calcext:value-type="string">
            <text:p>ВТБ Б1-229 </text:p>
          </table:table-cell>
          <table:table-cell table:style-name="ce19" office:value-type="string" calcext:value-type="string">
            <text:p>RU000A103GF4 </text:p>
          </table:table-cell>
          <table:table-cell table:style-name="ce26" office:value-type="float" office:value="11118143" calcext:value-type="float">
            <text:p>11,118,143</text:p>
          </table:table-cell>
          <table:table-cell table:style-name="ce30"/>
          <table:table-cell table:style-name="ce31"/>
          <table:table-cell table:style-name="ce37" table:formula="of:=IF([.E42]&gt;0;(ABS([.F42]-[.E42]))*100/(MIN([.E42:.F42]));&quot;&quot;)">
            <text:p/>
          </table:table-cell>
          <table:table-cell table:style-name="ce41" table:number-columns-repeated="3"/>
          <table:table-cell table:style-name="ce41" table:formula="of:=IF(AND([.H42]&gt;4;[.I42]&gt;9;[.J42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9" office:value-type="string" calcext:value-type="string">
            <text:p>ВТБ Б1-229 </text:p>
          </table:table-cell>
          <table:table-cell table:style-name="ce19" office:value-type="string" calcext:value-type="string">
            <text:p>RU000A103GF4 </text:p>
          </table:table-cell>
          <table:table-cell table:style-name="ce26" office:value-type="float" office:value="11118143" calcext:value-type="float">
            <text:p>11,118,143</text:p>
          </table:table-cell>
          <table:table-cell table:style-name="ce30"/>
          <table:table-cell table:style-name="ce31"/>
          <table:table-cell table:style-name="ce37" table:formula="of:=IF([.E43]&gt;0;(ABS([.F43]-[.E43]))*100/(MIN([.E43:.F43]));&quot;&quot;)">
            <text:p/>
          </table:table-cell>
          <table:table-cell table:style-name="ce41" table:number-columns-repeated="3"/>
          <table:table-cell table:style-name="ce41" table:formula="of:=IF(AND([.H43]&gt;4;[.I43]&gt;9;[.J43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9" office:value-type="string" calcext:value-type="string">
            <text:p>ВТБ Б1-229 </text:p>
          </table:table-cell>
          <table:table-cell table:style-name="ce19" office:value-type="string" calcext:value-type="string">
            <text:p>RU000A103GF4 </text:p>
          </table:table-cell>
          <table:table-cell table:style-name="ce26" office:value-type="float" office:value="11118143" calcext:value-type="float">
            <text:p>11,118,143</text:p>
          </table:table-cell>
          <table:table-cell table:style-name="ce30"/>
          <table:table-cell table:style-name="ce31"/>
          <table:table-cell table:style-name="ce37" table:formula="of:=IF([.E44]&gt;0;(ABS([.F44]-[.E44]))*100/(MIN([.E44:.F44]));&quot;&quot;)">
            <text:p/>
          </table:table-cell>
          <table:table-cell table:style-name="ce41" table:number-columns-repeated="3"/>
          <table:table-cell table:style-name="ce41" table:formula="of:=IF(AND([.H44]&gt;4;[.I44]&gt;9;[.J44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4"/>
          <table:table-cell table:style-name="ce19" office:value-type="string" calcext:value-type="string">
            <text:p>{d.stockValuations[i+1].ticker}</text:p>
          </table:table-cell>
          <table:table-cell table:style-name="ce19" office:value-type="string" calcext:value-type="string">
            <text:p>{d.stockValuations[i+1].isin}</text:p>
          </table:table-cell>
          <table:table-cell table:style-name="ce26" office:value-type="string" calcext:value-type="string">
            <text:p>{d.stockValuations[i+1].initialVolume}</text:p>
          </table:table-cell>
          <table:table-cell table:style-name="ce30"/>
          <table:table-cell table:style-name="ce31" office:value-type="string" calcext:value-type="string">
            <text:p>{d.stockValuations[i+1].fairPrice}</text:p>
          </table:table-cell>
          <table:table-cell table:style-name="ce37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1" office:value-type="string" calcext:value-type="string">
            <text:p>{d.stockValuations[i+1].countDays}</text:p>
          </table:table-cell>
          <table:table-cell table:style-name="ce41" office:value-type="string" calcext:value-type="string">
            <text:p>{d.stockValuations[i+1].countDeals}</text:p>
          </table:table-cell>
          <table:table-cell table:style-name="ce41" office:value-type="string" calcext:value-type="string">
            <text:p>{d.stockValuations[i+1].tradingVolume}</text:p>
          </table:table-cell>
          <table:table-cell table:style-name="ce41" office:value-type="string" calcext:value-type="string">
            <text:p>{d.stockValuations[i+1].active}</text:p>
          </table:table-cell>
          <table:table-cell table:style-name="ce41" office:value-type="string" calcext:value-type="string">
            <text:p>НЕТ</text:p>
          </table:table-cell>
          <table:table-cell table:style-name="ce60" office:value-type="string" calcext:value-type="string">
            <text:p>{d.stockValuations[i+1].adjustment}</text:p>
          </table:table-cell>
          <table:table-cell table:style-name="ce60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9" office:value-type="string" calcext:value-type="string">
            <text:p>ВТБ Б1-230</text:p>
          </table:table-cell>
          <table:table-cell table:style-name="ce19" office:value-type="string" calcext:value-type="string">
            <text:p>RU000A103Q81 </text:p>
          </table:table-cell>
          <table:table-cell table:style-name="ce26" office:value-type="float" office:value="4288549" calcext:value-type="float">
            <text:p>4,288,549</text:p>
          </table:table-cell>
          <table:table-cell table:style-name="ce30"/>
          <table:table-cell table:style-name="ce31"/>
          <table:table-cell table:style-name="ce37" table:formula="of:=IF([.E46]&gt;0;(ABS([.F46]-[.E46]))*100/(MIN([.E46:.F46]));&quot;&quot;)">
            <text:p/>
          </table:table-cell>
          <table:table-cell table:style-name="ce41" table:number-columns-repeated="3"/>
          <table:table-cell table:style-name="ce41" table:formula="of:=IF(AND([.H46]&gt;4;[.I46]&gt;9;[.J46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9" office:value-type="string" calcext:value-type="string">
            <text:p>ВТБ Б1-230</text:p>
          </table:table-cell>
          <table:table-cell table:style-name="ce19" office:value-type="string" calcext:value-type="string">
            <text:p>RU000A103Q81 </text:p>
          </table:table-cell>
          <table:table-cell table:style-name="ce26" office:value-type="float" office:value="4288549" calcext:value-type="float">
            <text:p>4,288,549</text:p>
          </table:table-cell>
          <table:table-cell table:style-name="ce30"/>
          <table:table-cell table:style-name="ce31"/>
          <table:table-cell table:style-name="ce37" table:formula="of:=IF([.E47]&gt;0;(ABS([.F47]-[.E47]))*100/(MIN([.E47:.F47]));&quot;&quot;)">
            <text:p/>
          </table:table-cell>
          <table:table-cell table:style-name="ce41" table:number-columns-repeated="3"/>
          <table:table-cell table:style-name="ce41" table:formula="of:=IF(AND([.H47]&gt;4;[.I47]&gt;9;[.J47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9" office:value-type="string" calcext:value-type="string">
            <text:p>ВТБ Б1-230</text:p>
          </table:table-cell>
          <table:table-cell table:style-name="ce19" office:value-type="string" calcext:value-type="string">
            <text:p>RU000A103Q81 </text:p>
          </table:table-cell>
          <table:table-cell table:style-name="ce26" office:value-type="float" office:value="4288549" calcext:value-type="float">
            <text:p>4,288,549</text:p>
          </table:table-cell>
          <table:table-cell table:style-name="ce30"/>
          <table:table-cell table:style-name="ce31"/>
          <table:table-cell table:style-name="ce37" table:formula="of:=IF([.E48]&gt;0;(ABS([.F48]-[.E48]))*100/(MIN([.E48:.F48]));&quot;&quot;)">
            <text:p/>
          </table:table-cell>
          <table:table-cell table:style-name="ce41" table:number-columns-repeated="3"/>
          <table:table-cell table:style-name="ce41" table:formula="of:=IF(AND([.H48]&gt;4;[.I48]&gt;9;[.J48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9" office:value-type="string" calcext:value-type="string">
            <text:p>ВТБ Б1-230</text:p>
          </table:table-cell>
          <table:table-cell table:style-name="ce19" office:value-type="string" calcext:value-type="string">
            <text:p>RU000A103Q81 </text:p>
          </table:table-cell>
          <table:table-cell table:style-name="ce26" office:value-type="float" office:value="4288549" calcext:value-type="float">
            <text:p>4,288,549</text:p>
          </table:table-cell>
          <table:table-cell table:style-name="ce30"/>
          <table:table-cell table:style-name="ce31"/>
          <table:table-cell table:style-name="ce37" table:formula="of:=IF([.E49]&gt;0;(ABS([.F49]-[.E49]))*100/(MIN([.E49:.F49]));&quot;&quot;)">
            <text:p/>
          </table:table-cell>
          <table:table-cell table:style-name="ce41" table:number-columns-repeated="3"/>
          <table:table-cell table:style-name="ce41" table:formula="of:=IF(AND([.H49]&gt;4;[.I49]&gt;9;[.J49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9" office:value-type="string" calcext:value-type="string">
            <text:p>ВТБ Б1-251</text:p>
          </table:table-cell>
          <table:table-cell table:style-name="ce19" office:value-type="string" calcext:value-type="string">
            <text:p>RU000A103YS0 </text:p>
          </table:table-cell>
          <table:table-cell table:style-name="ce26" office:value-type="float" office:value="7505743" calcext:value-type="float">
            <text:p>7,505,743</text:p>
          </table:table-cell>
          <table:table-cell table:style-name="ce30"/>
          <table:table-cell table:style-name="ce31"/>
          <table:table-cell table:style-name="ce37" table:formula="of:=IF([.E50]&gt;0;(ABS([.F50]-[.E50]))*100/(MIN([.E50:.F50]));&quot;&quot;)">
            <text:p/>
          </table:table-cell>
          <table:table-cell table:style-name="ce41" table:number-columns-repeated="3"/>
          <table:table-cell table:style-name="ce41" table:formula="of:=IF(AND([.H50]&gt;4;[.I50]&gt;9;[.J50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9" office:value-type="string" calcext:value-type="string">
            <text:p>ВТБ Б1-251</text:p>
          </table:table-cell>
          <table:table-cell table:style-name="ce19" office:value-type="string" calcext:value-type="string">
            <text:p>RU000A103YS0 </text:p>
          </table:table-cell>
          <table:table-cell table:style-name="ce26" office:value-type="float" office:value="7505743" calcext:value-type="float">
            <text:p>7,505,743</text:p>
          </table:table-cell>
          <table:table-cell table:style-name="ce30"/>
          <table:table-cell table:style-name="ce31"/>
          <table:table-cell table:style-name="ce37" table:formula="of:=IF([.E51]&gt;0;(ABS([.F51]-[.E51]))*100/(MIN([.E51:.F51]));&quot;&quot;)">
            <text:p/>
          </table:table-cell>
          <table:table-cell table:style-name="ce41" table:number-columns-repeated="3"/>
          <table:table-cell table:style-name="ce41" table:formula="of:=IF(AND([.H51]&gt;4;[.I51]&gt;9;[.J51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7" office:value-type="string" calcext:value-type="string">
            <text:p>ВТБ Б1-252</text:p>
          </table:table-cell>
          <table:table-cell table:style-name="ce17" office:value-type="string" calcext:value-type="string">
            <text:p>RU000A1046G0 </text:p>
          </table:table-cell>
          <table:table-cell table:style-name="ce26" office:value-type="float" office:value="9119408" calcext:value-type="float">
            <text:p>9,119,408</text:p>
          </table:table-cell>
          <table:table-cell table:style-name="ce30"/>
          <table:table-cell table:style-name="ce31"/>
          <table:table-cell table:style-name="ce37" table:formula="of:=IF([.E52]&gt;0;(ABS([.F52]-[.E52]))*100/(MIN([.E52:.F52]));&quot;&quot;)">
            <text:p/>
          </table:table-cell>
          <table:table-cell table:style-name="ce41" table:number-columns-repeated="3"/>
          <table:table-cell table:style-name="ce41" table:formula="of:=IF(AND([.H52]&gt;4;[.I52]&gt;9;[.J52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4"/>
          <table:table-cell table:style-name="ce19" office:value-type="string" calcext:value-type="string">
            <text:p>ВТБ Б1-253</text:p>
          </table:table-cell>
          <table:table-cell table:style-name="ce19" office:value-type="string" calcext:value-type="string">
            <text:p>RU000A104C60 </text:p>
          </table:table-cell>
          <table:table-cell table:style-name="ce26" office:value-type="float" office:value="4582133" calcext:value-type="float">
            <text:p>4,582,133</text:p>
          </table:table-cell>
          <table:table-cell table:style-name="ce30"/>
          <table:table-cell table:style-name="ce31"/>
          <table:table-cell table:style-name="ce37" table:formula="of:=IF([.E53]&gt;0;(ABS([.F53]-[.E53]))*100/(MIN([.E53:.F53]));&quot;&quot;)">
            <text:p/>
          </table:table-cell>
          <table:table-cell table:style-name="ce41" table:number-columns-repeated="3"/>
          <table:table-cell table:style-name="ce41" table:formula="of:=IF(AND([.H53]&gt;4;[.I53]&gt;9;[.J53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-1-50</text:p>
          </table:table-cell>
          <table:table-cell table:style-name="ce18" office:value-type="string" calcext:value-type="string">
            <text:p>RU000A101FV7</text:p>
          </table:table-cell>
          <table:table-cell table:style-name="ce26" office:value-type="float" office:value="5087502" calcext:value-type="float">
            <text:p>5,087,502</text:p>
          </table:table-cell>
          <table:table-cell table:style-name="ce29"/>
          <table:table-cell table:style-name="ce31"/>
          <table:table-cell table:style-name="ce37" table:formula="of:=IF([.E54]&gt;0;(ABS([.F54]-[.E54]))*100/(MIN([.E54:.F54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54]&gt;4;[.I54]&gt;9;[.J54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1"/>
          <table:table-cell table:style-name="ce65"/>
          <table:table-cell table:style-name="ce71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-1-62</text:p>
          </table:table-cell>
          <table:table-cell table:style-name="ce18" office:value-type="string" calcext:value-type="string">
            <text:p>RU000A101JT3</text:p>
          </table:table-cell>
          <table:table-cell table:style-name="ce26" office:value-type="float" office:value="6203934" calcext:value-type="float">
            <text:p>6,203,934</text:p>
          </table:table-cell>
          <table:table-cell table:style-name="ce29"/>
          <table:table-cell table:style-name="ce31"/>
          <table:table-cell table:style-name="ce37" table:formula="of:=IF([.E55]&gt;0;(ABS([.F55]-[.E55]))*100/(MIN([.E55:.F55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55]&gt;4;[.I55]&gt;9;[.J55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-1-63</text:p>
          </table:table-cell>
          <table:table-cell table:style-name="ce18" office:value-type="string" calcext:value-type="string">
            <text:p>RU000A101M53</text:p>
          </table:table-cell>
          <table:table-cell table:style-name="ce26" office:value-type="float" office:value="10000000" calcext:value-type="float">
            <text:p>10,000,000</text:p>
          </table:table-cell>
          <table:table-cell table:style-name="ce29"/>
          <table:table-cell table:style-name="ce31"/>
          <table:table-cell table:style-name="ce37" table:formula="of:=IF([.E56]&gt;0;(ABS([.F56]-[.E56]))*100/(MIN([.E56:.F56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56]&gt;4;[.I56]&gt;9;[.J56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-1-64</text:p>
          </table:table-cell>
          <table:table-cell table:style-name="ce18" office:value-type="string" calcext:value-type="string">
            <text:p>RU000A101Q67</text:p>
          </table:table-cell>
          <table:table-cell table:style-name="ce26" office:value-type="float" office:value="10000000" calcext:value-type="float">
            <text:p>10,000,000</text:p>
          </table:table-cell>
          <table:table-cell table:style-name="ce29"/>
          <table:table-cell table:style-name="ce31"/>
          <table:table-cell table:style-name="ce37" table:formula="of:=IF([.E57]&gt;0;(ABS([.F57]-[.E57]))*100/(MIN([.E57:.F57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57]&gt;4;[.I57]&gt;9;[.J57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-1-8</text:p>
          </table:table-cell>
          <table:table-cell table:style-name="ce18" office:value-type="string" calcext:value-type="string">
            <text:p>RU000A0ZZH84</text:p>
          </table:table-cell>
          <table:table-cell table:style-name="ce26" office:value-type="float" office:value="20000000" calcext:value-type="float">
            <text:p>20,000,000</text:p>
          </table:table-cell>
          <table:table-cell table:style-name="ce29"/>
          <table:table-cell table:style-name="ce31"/>
          <table:table-cell table:style-name="ce37" table:formula="of:=IF([.E58]&gt;0;(ABS([.F58]-[.E58]))*100/(MIN([.E58:.F58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58]&gt;4;[.I58]&gt;9;[.J58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1"/>
          <table:table-cell table:style-name="ce65"/>
          <table:table-cell table:style-name="ce71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-1-85</text:p>
          </table:table-cell>
          <table:table-cell table:style-name="ce18" office:value-type="string" calcext:value-type="string">
            <text:p>RU000A101U46</text:p>
          </table:table-cell>
          <table:table-cell table:style-name="ce26" office:value-type="float" office:value="3430487" calcext:value-type="float">
            <text:p>3,430,487</text:p>
          </table:table-cell>
          <table:table-cell table:style-name="ce29"/>
          <table:table-cell table:style-name="ce31"/>
          <table:table-cell table:style-name="ce37" table:formula="of:=IF([.E59]&gt;0;(ABS([.F59]-[.E59]))*100/(MIN([.E59:.F59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59]&gt;4;[.I59]&gt;9;[.J59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-1-98</text:p>
          </table:table-cell>
          <table:table-cell table:style-name="ce18" office:value-type="string" calcext:value-type="string">
            <text:p>RU000A101YR6</text:p>
          </table:table-cell>
          <table:table-cell table:style-name="ce26" office:value-type="float" office:value="7623993" calcext:value-type="float">
            <text:p>7,623,993</text:p>
          </table:table-cell>
          <table:table-cell table:style-name="ce29"/>
          <table:table-cell table:style-name="ce31"/>
          <table:table-cell table:style-name="ce37" table:formula="of:=IF([.E60]&gt;0;(ABS([.F60]-[.E60]))*100/(MIN([.E60:.F60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60]&gt;4;[.I60]&gt;9;[.J60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-1-99</text:p>
          </table:table-cell>
          <table:table-cell table:style-name="ce18" office:value-type="string" calcext:value-type="string">
            <text:p>RU000A1022J5</text:p>
          </table:table-cell>
          <table:table-cell table:style-name="ce26" office:value-type="float" office:value="9151554" calcext:value-type="float">
            <text:p>9,151,554</text:p>
          </table:table-cell>
          <table:table-cell table:style-name="ce29"/>
          <table:table-cell table:style-name="ce31"/>
          <table:table-cell table:style-name="ce37" table:formula="of:=IF([.E61]&gt;0;(ABS([.F61]-[.E61]))*100/(MIN([.E61:.F61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61]&gt;4;[.I61]&gt;9;[.J61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-1-99</text:p>
          </table:table-cell>
          <table:table-cell table:style-name="ce18" office:value-type="string" calcext:value-type="string">
            <text:p>RU000A1022J5</text:p>
          </table:table-cell>
          <table:table-cell table:style-name="ce26" office:value-type="float" office:value="9151554" calcext:value-type="float">
            <text:p>9,151,554</text:p>
          </table:table-cell>
          <table:table-cell table:style-name="ce29"/>
          <table:table-cell table:style-name="ce31"/>
          <table:table-cell table:style-name="ce37" table:formula="of:=IF([.E62]&gt;0;(ABS([.F62]-[.E62]))*100/(MIN([.E62:.F62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62]&gt;4;[.I62]&gt;9;[.J62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ТБ БО-30</text:p>
          </table:table-cell>
          <table:table-cell table:style-name="ce18" office:value-type="string" calcext:value-type="string">
            <text:p>RU000A0JV3Q3</text:p>
          </table:table-cell>
          <table:table-cell table:style-name="ce26" office:value-type="float" office:value="10000000" calcext:value-type="float">
            <text:p>10,000,000</text:p>
          </table:table-cell>
          <table:table-cell table:style-name="ce29"/>
          <table:table-cell table:style-name="ce31"/>
          <table:table-cell table:style-name="ce37" table:formula="of:=IF([.E63]&gt;0;(ABS([.F63]-[.E63]))*100/(MIN([.E63:.F63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63]&gt;4;[.I63]&gt;9;[.J63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37"/>
          <table:table-cell table:style-name="ce60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9" office:value-type="string" calcext:value-type="string">
            <text:p>ВТБ БО-43</text:p>
          </table:table-cell>
          <table:table-cell table:style-name="ce19" office:value-type="string" calcext:value-type="string">
            <text:p>RU000A0JU773 </text:p>
          </table:table-cell>
          <table:table-cell table:style-name="ce26" office:value-type="float" office:value="20000000" calcext:value-type="float">
            <text:p>20,000,000</text:p>
          </table:table-cell>
          <table:table-cell table:style-name="ce29"/>
          <table:table-cell table:style-name="ce31"/>
          <table:table-cell table:style-name="ce37" table:formula="of:=IF([.E64]&gt;0;(ABS([.F64]-[.E64]))*100/(MIN([.E64:.F64]));&quot;&quot;)">
            <text:p/>
          </table:table-cell>
          <table:table-cell table:style-name="ce41"/>
          <table:table-cell table:style-name="ce46"/>
          <table:table-cell table:style-name="ce41"/>
          <table:table-cell table:style-name="ce41" table:formula="of:=IF(AND([.H64]&gt;4;[.I64]&gt;9;[.J64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37"/>
          <table:table-cell table:style-name="ce60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8" office:value-type="string" calcext:value-type="string">
            <text:p>ВЭБ 1P-12</text:p>
          </table:table-cell>
          <table:table-cell table:style-name="ce18" office:value-type="string" calcext:value-type="string">
            <text:p>RU000A0ZZZP3</text:p>
          </table:table-cell>
          <table:table-cell table:style-name="ce26" office:value-type="float" office:value="10000000" calcext:value-type="float">
            <text:p>10,000,000</text:p>
          </table:table-cell>
          <table:table-cell table:style-name="ce29"/>
          <table:table-cell table:style-name="ce31"/>
          <table:table-cell table:style-name="ce37" table:formula="of:=IF([.E65]&gt;0;(ABS([.F65]-[.E65]))*100/(MIN([.E65:.F65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65]&gt;4;[.I65]&gt;9;[.J65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ЭБ 1P-15</text:p>
          </table:table-cell>
          <table:table-cell table:style-name="ce18" office:value-type="string" calcext:value-type="string">
            <text:p>RU000A1004U0</text:p>
          </table:table-cell>
          <table:table-cell table:style-name="ce26" office:value-type="float" office:value="5000000" calcext:value-type="float">
            <text:p>5,000,000</text:p>
          </table:table-cell>
          <table:table-cell table:style-name="ce29"/>
          <table:table-cell table:style-name="ce31"/>
          <table:table-cell table:style-name="ce37" table:formula="of:=IF([.E66]&gt;0;(ABS([.F66]-[.E66]))*100/(MIN([.E66:.F66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66]&gt;4;[.I66]&gt;9;[.J66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4"/>
          <table:table-cell table:style-name="ce18" office:value-type="string" calcext:value-type="string">
            <text:p>ВЭБ1P-К105</text:p>
          </table:table-cell>
          <table:table-cell table:style-name="ce18" office:value-type="string" calcext:value-type="string">
            <text:p>RU000A102UY8</text:p>
          </table:table-cell>
          <table:table-cell table:style-name="ce26" office:value-type="float" office:value="8965366" calcext:value-type="float">
            <text:p>8,965,366</text:p>
          </table:table-cell>
          <table:table-cell table:style-name="ce29"/>
          <table:table-cell table:style-name="ce31"/>
          <table:table-cell table:style-name="ce37" table:formula="of:=IF([.E67]&gt;0;(ABS([.F67]-[.E67]))*100/(MIN([.E67:.F67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67]&gt;4;[.I67]&gt;9;[.J67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ЭБ ПБО1Р5</text:p>
          </table:table-cell>
          <table:table-cell table:style-name="ce18" office:value-type="string" calcext:value-type="string">
            <text:p>RU000A0JX4Q9</text:p>
          </table:table-cell>
          <table:table-cell table:style-name="ce26" office:value-type="float" office:value="10000000" calcext:value-type="float">
            <text:p>10,000,000</text:p>
          </table:table-cell>
          <table:table-cell table:style-name="ce29"/>
          <table:table-cell table:style-name="ce31"/>
          <table:table-cell table:style-name="ce37" table:formula="of:=IF([.E68]&gt;0;(ABS([.F68]-[.E68]))*100/(MIN([.E68:.F68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68]&gt;4;[.I68]&gt;9;[.J68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ЭБ ПБО1Р9</text:p>
          </table:table-cell>
          <table:table-cell table:style-name="ce18" office:value-type="string" calcext:value-type="string">
            <text:p>RU000A0JXU71</text:p>
          </table:table-cell>
          <table:table-cell table:style-name="ce26" office:value-type="float" office:value="30000000" calcext:value-type="float">
            <text:p>30,000,000</text:p>
          </table:table-cell>
          <table:table-cell table:style-name="ce29"/>
          <table:table-cell table:style-name="ce31"/>
          <table:table-cell table:style-name="ce37" table:formula="of:=IF([.E69]&gt;0;(ABS([.F69]-[.E69]))*100/(MIN([.E69:.F69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69]&gt;4;[.I69]&gt;9;[.J69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ЭБ.РФ 09</text:p>
          </table:table-cell>
          <table:table-cell table:style-name="ce18" office:value-type="string" calcext:value-type="string">
            <text:p>RU000A0JRCX7</text:p>
          </table:table-cell>
          <table:table-cell table:style-name="ce26" office:value-type="float" office:value="15000000" calcext:value-type="float">
            <text:p>15,000,000</text:p>
          </table:table-cell>
          <table:table-cell table:style-name="ce29"/>
          <table:table-cell table:style-name="ce31"/>
          <table:table-cell table:style-name="ce37" table:formula="of:=IF([.E70]&gt;0;(ABS([.F70]-[.E70]))*100/(MIN([.E70:.F70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70]&gt;4;[.I70]&gt;9;[.J70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ЭБ.РФ 10</text:p>
          </table:table-cell>
          <table:table-cell table:style-name="ce18" office:value-type="string" calcext:value-type="string">
            <text:p>RU000A0JRTN2</text:p>
          </table:table-cell>
          <table:table-cell table:style-name="ce26" office:value-type="float" office:value="15000000" calcext:value-type="float">
            <text:p>15,000,000</text:p>
          </table:table-cell>
          <table:table-cell table:style-name="ce29"/>
          <table:table-cell table:style-name="ce31"/>
          <table:table-cell table:style-name="ce37" table:formula="of:=IF([.E71]&gt;0;(ABS([.F71]-[.E71]))*100/(MIN([.E71:.F71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71]&gt;4;[.I71]&gt;9;[.J71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ЭБ.РФ 19</text:p>
          </table:table-cell>
          <table:table-cell table:style-name="ce18" office:value-type="string" calcext:value-type="string">
            <text:p>RU000A0JT6B2</text:p>
          </table:table-cell>
          <table:table-cell table:style-name="ce26" office:value-type="float" office:value="10000000" calcext:value-type="float">
            <text:p>10,000,000</text:p>
          </table:table-cell>
          <table:table-cell table:style-name="ce29"/>
          <table:table-cell table:style-name="ce31"/>
          <table:table-cell table:style-name="ce37" table:formula="of:=IF([.E72]&gt;0;(ABS([.F72]-[.E72]))*100/(MIN([.E72:.F72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72]&gt;4;[.I72]&gt;9;[.J72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ЭБлизБ04</text:p>
          </table:table-cell>
          <table:table-cell table:style-name="ce18" office:value-type="string" calcext:value-type="string">
            <text:p>RU000A0JV8D0</text:p>
          </table:table-cell>
          <table:table-cell table:style-name="ce26" office:value-type="float" office:value="5000000" calcext:value-type="float">
            <text:p>5,000,000</text:p>
          </table:table-cell>
          <table:table-cell table:style-name="ce29"/>
          <table:table-cell table:style-name="ce31"/>
          <table:table-cell table:style-name="ce37" table:formula="of:=IF([.E73]&gt;0;(ABS([.F73]-[.E73]))*100/(MIN([.E73:.F73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73]&gt;4;[.I73]&gt;9;[.J73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ЭБлизБ05</text:p>
          </table:table-cell>
          <table:table-cell table:style-name="ce18" office:value-type="string" calcext:value-type="string">
            <text:p>RU000A0JV8G3</text:p>
          </table:table-cell>
          <table:table-cell table:style-name="ce26" office:value-type="float" office:value="5000000" calcext:value-type="float">
            <text:p>5,000,000</text:p>
          </table:table-cell>
          <table:table-cell table:style-name="ce29"/>
          <table:table-cell table:style-name="ce31"/>
          <table:table-cell table:style-name="ce37" table:formula="of:=IF([.E74]&gt;0;(ABS([.F74]-[.E74]))*100/(MIN([.E74:.F74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74]&gt;4;[.I74]&gt;9;[.J74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ЭБлизинг4</text:p>
          </table:table-cell>
          <table:table-cell table:style-name="ce18" office:value-type="string" calcext:value-type="string">
            <text:p>RU000A0JREX3</text:p>
          </table:table-cell>
          <table:table-cell table:style-name="ce26" office:value-type="float" office:value="5000000" calcext:value-type="float">
            <text:p>5,000,000</text:p>
          </table:table-cell>
          <table:table-cell table:style-name="ce29"/>
          <table:table-cell table:style-name="ce31"/>
          <table:table-cell table:style-name="ce37" table:formula="of:=IF([.E75]&gt;0;(ABS([.F75]-[.E75]))*100/(MIN([.E75:.F75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75]&gt;4;[.I75]&gt;9;[.J75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ЭБлизинг5</text:p>
          </table:table-cell>
          <table:table-cell table:style-name="ce18" office:value-type="string" calcext:value-type="string">
            <text:p>RU000A0JREZ8</text:p>
          </table:table-cell>
          <table:table-cell table:style-name="ce26" office:value-type="float" office:value="5000000" calcext:value-type="float">
            <text:p>5,000,000</text:p>
          </table:table-cell>
          <table:table-cell table:style-name="ce29"/>
          <table:table-cell table:style-name="ce31"/>
          <table:table-cell table:style-name="ce37" table:formula="of:=IF([.E76]&gt;0;(ABS([.F76]-[.E76]))*100/(MIN([.E76:.F76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76]&gt;4;[.I76]&gt;9;[.J76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ЭБлизинг8</text:p>
          </table:table-cell>
          <table:table-cell table:style-name="ce18" office:value-type="string" calcext:value-type="string">
            <text:p>RU000A0JRUY7</text:p>
          </table:table-cell>
          <table:table-cell table:style-name="ce26" office:value-type="float" office:value="5000000" calcext:value-type="float">
            <text:p>5,000,000</text:p>
          </table:table-cell>
          <table:table-cell table:style-name="ce29"/>
          <table:table-cell table:style-name="ce31"/>
          <table:table-cell table:style-name="ce37" table:formula="of:=IF([.E77]&gt;0;(ABS([.F77]-[.E77]))*100/(MIN([.E77:.F77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77]&gt;4;[.I77]&gt;9;[.J77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ВЭБлизинг9</text:p>
          </table:table-cell>
          <table:table-cell table:style-name="ce18" office:value-type="string" calcext:value-type="string">
            <text:p>RU000A0JRV52</text:p>
          </table:table-cell>
          <table:table-cell table:style-name="ce26" office:value-type="float" office:value="5000000" calcext:value-type="float">
            <text:p>5,000,000</text:p>
          </table:table-cell>
          <table:table-cell table:style-name="ce29"/>
          <table:table-cell table:style-name="ce31"/>
          <table:table-cell table:style-name="ce37" table:formula="of:=IF([.E78]&gt;0;(ABS([.F78]-[.E78]))*100/(MIN([.E78:.F78]));&quot;&quot;)">
            <text:p/>
          </table:table-cell>
          <table:table-cell table:style-name="ce41"/>
          <table:table-cell table:style-name="ce33"/>
          <table:table-cell table:style-name="ce41"/>
          <table:table-cell table:style-name="ce41" table:formula="of:=IF(AND([.H78]&gt;4;[.I78]&gt;9;[.J78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9" office:value-type="string" calcext:value-type="string">
            <text:p>Газпнф1P3R</text:p>
          </table:table-cell>
          <table:table-cell table:style-name="ce19" office:value-type="string" calcext:value-type="string">
            <text:p>RU000A0ZYDS7 </text:p>
          </table:table-cell>
          <table:table-cell table:style-name="ce26" office:value-type="float" office:value="25000000" calcext:value-type="float">
            <text:p>25,000,000</text:p>
          </table:table-cell>
          <table:table-cell table:style-name="ce29"/>
          <table:table-cell table:style-name="ce31"/>
          <table:table-cell table:style-name="ce37" table:formula="of:=IF([.E79]&gt;0;(ABS([.F79]-[.E79]))*100/(MIN([.E79:.F79]));&quot;&quot;)">
            <text:p/>
          </table:table-cell>
          <table:table-cell table:style-name="ce41" table:number-columns-repeated="3"/>
          <table:table-cell table:style-name="ce41" table:formula="of:=IF(AND([.H79]&gt;4;[.I79]&gt;9;[.J79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ГазпрнефБ1</text:p>
          </table:table-cell>
          <table:table-cell table:style-name="ce18" office:value-type="string" calcext:value-type="string">
            <text:p>RU000A0JWRE5</text:p>
          </table:table-cell>
          <table:table-cell table:style-name="ce26" office:value-type="float" office:value="5000000" calcext:value-type="float">
            <text:p>5,000,000</text:p>
          </table:table-cell>
          <table:table-cell table:style-name="ce29"/>
          <table:table-cell table:style-name="ce31"/>
          <table:table-cell table:style-name="ce37" table:formula="of:=IF([.E80]&gt;0;(ABS([.F80]-[.E80]))*100/(MIN([.E80:.F80]));&quot;&quot;)">
            <text:p/>
          </table:table-cell>
          <table:table-cell table:style-name="ce41" table:number-columns-repeated="3"/>
          <table:table-cell table:style-name="ce41" table:formula="of:=IF(AND([.H80]&gt;4;[.I80]&gt;9;[.J80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ГазпрнефБ1</text:p>
          </table:table-cell>
          <table:table-cell table:style-name="ce18" office:value-type="string" calcext:value-type="string">
            <text:p>RU000A0JWRE5</text:p>
          </table:table-cell>
          <table:table-cell table:style-name="ce26" office:value-type="float" office:value="5000000" calcext:value-type="float">
            <text:p>5,000,000</text:p>
          </table:table-cell>
          <table:table-cell table:style-name="ce29"/>
          <table:table-cell table:style-name="ce31"/>
          <table:table-cell table:style-name="ce37" table:formula="of:=IF([.E81]&gt;0;(ABS([.F81]-[.E81]))*100/(MIN([.E81:.F81]));&quot;&quot;)">
            <text:p/>
          </table:table-cell>
          <table:table-cell table:style-name="ce41" table:number-columns-repeated="3"/>
          <table:table-cell table:style-name="ce41" table:formula="of:=IF(AND([.H81]&gt;4;[.I81]&gt;9;[.J81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ГазпрнефБ4</text:p>
          </table:table-cell>
          <table:table-cell table:style-name="ce19" office:value-type="string" calcext:value-type="string">
            <text:p>RU000A0JWRF2</text:p>
          </table:table-cell>
          <table:table-cell table:style-name="ce26" office:value-type="float" office:value="10000000" calcext:value-type="float">
            <text:p>10,000,000</text:p>
          </table:table-cell>
          <table:table-cell table:style-name="ce29"/>
          <table:table-cell table:style-name="ce31"/>
          <table:table-cell table:style-name="ce37" table:formula="of:=IF([.E82]&gt;0;(ABS([.F82]-[.E82]))*100/(MIN([.E82:.F82]));&quot;&quot;)">
            <text:p/>
          </table:table-cell>
          <table:table-cell table:style-name="ce41" table:number-columns-repeated="3"/>
          <table:table-cell table:style-name="ce41" table:formula="of:=IF(AND([.H82]&gt;4;[.I82]&gt;9;[.J82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ГазпромКP1 </text:p>
          </table:table-cell>
          <table:table-cell table:style-name="ce19" office:value-type="string" calcext:value-type="string">
            <text:p>RU000A100EX8</text:p>
          </table:table-cell>
          <table:table-cell table:style-name="ce26" office:value-type="float" office:value="15000000" calcext:value-type="float">
            <text:p>15,000,000</text:p>
          </table:table-cell>
          <table:table-cell table:style-name="ce29"/>
          <table:table-cell table:style-name="ce31"/>
          <table:table-cell table:style-name="ce37" table:formula="of:=IF([.E83]&gt;0;(ABS([.F83]-[.E83]))*100/(MIN([.E83:.F83]));&quot;&quot;)">
            <text:p/>
          </table:table-cell>
          <table:table-cell table:style-name="ce41" table:number-columns-repeated="3"/>
          <table:table-cell table:style-name="ce41" table:formula="of:=IF(AND([.H83]&gt;4;[.I83]&gt;9;[.J83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ГазпромКP1 </text:p>
          </table:table-cell>
          <table:table-cell table:style-name="ce19" office:value-type="string" calcext:value-type="string">
            <text:p>RU000A100EX8</text:p>
          </table:table-cell>
          <table:table-cell table:style-name="ce26" office:value-type="float" office:value="15000000" calcext:value-type="float">
            <text:p>15,000,000</text:p>
          </table:table-cell>
          <table:table-cell table:style-name="ce29"/>
          <table:table-cell table:style-name="ce31"/>
          <table:table-cell table:style-name="ce37" table:formula="of:=IF([.E84]&gt;0;(ABS([.F84]-[.E84]))*100/(MIN([.E84:.F84]));&quot;&quot;)">
            <text:p/>
          </table:table-cell>
          <table:table-cell table:style-name="ce41" table:number-columns-repeated="3"/>
          <table:table-cell table:style-name="ce41" table:formula="of:=IF(AND([.H84]&gt;4;[.I84]&gt;9;[.J84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ГазпромКP1 </text:p>
          </table:table-cell>
          <table:table-cell table:style-name="ce19" office:value-type="string" calcext:value-type="string">
            <text:p>RU000A100EX8</text:p>
          </table:table-cell>
          <table:table-cell table:style-name="ce26" office:value-type="float" office:value="15000000" calcext:value-type="float">
            <text:p>15,000,000</text:p>
          </table:table-cell>
          <table:table-cell table:style-name="ce29"/>
          <table:table-cell table:style-name="ce31"/>
          <table:table-cell table:style-name="ce37" table:formula="of:=IF([.E85]&gt;0;(ABS([.F85]-[.E85]))*100/(MIN([.E85:.F85]));&quot;&quot;)">
            <text:p/>
          </table:table-cell>
          <table:table-cell table:style-name="ce41" table:number-columns-repeated="3"/>
          <table:table-cell table:style-name="ce41" table:formula="of:=IF(AND([.H85]&gt;4;[.I85]&gt;9;[.J85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ГазпромКP1 </text:p>
          </table:table-cell>
          <table:table-cell table:style-name="ce19" office:value-type="string" calcext:value-type="string">
            <text:p>RU000A100EX8</text:p>
          </table:table-cell>
          <table:table-cell table:style-name="ce26" office:value-type="float" office:value="15000000" calcext:value-type="float">
            <text:p>15,000,000</text:p>
          </table:table-cell>
          <table:table-cell table:style-name="ce29"/>
          <table:table-cell table:style-name="ce31"/>
          <table:table-cell table:style-name="ce37" table:formula="of:=IF([.E86]&gt;0;(ABS([.F86]-[.E86]))*100/(MIN([.E86:.F86]));&quot;&quot;)">
            <text:p/>
          </table:table-cell>
          <table:table-cell table:style-name="ce41" table:number-columns-repeated="3"/>
          <table:table-cell table:style-name="ce41" table:formula="of:=IF(AND([.H86]&gt;4;[.I86]&gt;9;[.J86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ГазпромКP1 </text:p>
          </table:table-cell>
          <table:table-cell table:style-name="ce19" office:value-type="string" calcext:value-type="string">
            <text:p>RU000A100EX8</text:p>
          </table:table-cell>
          <table:table-cell table:style-name="ce26" office:value-type="float" office:value="15000000" calcext:value-type="float">
            <text:p>15,000,000</text:p>
          </table:table-cell>
          <table:table-cell table:style-name="ce29"/>
          <table:table-cell table:style-name="ce31"/>
          <table:table-cell table:style-name="ce37" table:formula="of:=IF([.E87]&gt;0;(ABS([.F87]-[.E87]))*100/(MIN([.E87:.F87]));&quot;&quot;)">
            <text:p/>
          </table:table-cell>
          <table:table-cell table:style-name="ce41" table:number-columns-repeated="3"/>
          <table:table-cell table:style-name="ce41" table:formula="of:=IF(AND([.H87]&gt;4;[.I87]&gt;9;[.J87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11" table:visibility="collapse">
          <table:table-cell table:style-name="ce4"/>
          <table:table-cell table:style-name="ce18" office:value-type="string" calcext:value-type="string">
            <text:p>ГПБ БО-07</text:p>
          </table:table-cell>
          <table:table-cell table:style-name="ce18" office:value-type="string" calcext:value-type="string">
            <text:p>RU000A0JU7Y9</text:p>
          </table:table-cell>
          <table:table-cell table:style-name="ce26" office:value-type="float" office:value="10000000" calcext:value-type="float">
            <text:p>10,000,000</text:p>
          </table:table-cell>
          <table:table-cell table:style-name="ce29"/>
          <table:table-cell table:style-name="ce31"/>
          <table:table-cell table:style-name="ce37" table:formula="of:=IF([.E88]&gt;0;(ABS([.F88]-[.E88]))*100/(MIN([.E88:.F88]));&quot;&quot;)">
            <text:p/>
          </table:table-cell>
          <table:table-cell table:style-name="ce41" table:number-columns-repeated="3"/>
          <table:table-cell table:style-name="ce41" table:formula="of:=IF(AND([.H88]&gt;4;[.I88]&gt;9;[.J88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office:value-type="string" calcext:value-type="string">
            <text:p>ГПБ БО-08</text:p>
          </table:table-cell>
          <table:table-cell table:style-name="ce18" office:value-type="string" calcext:value-type="string">
            <text:p>RU000A0JUMH3</text:p>
          </table:table-cell>
          <table:table-cell table:style-name="ce26" office:value-type="float" office:value="10000000" calcext:value-type="float">
            <text:p>10,000,000</text:p>
          </table:table-cell>
          <table:table-cell table:style-name="ce29"/>
          <table:table-cell table:style-name="ce31"/>
          <table:table-cell table:style-name="ce37" table:formula="of:=IF([.E89]&gt;0;(ABS([.F89]-[.E89]))*100/(MIN([.E89:.F89]));&quot;&quot;)">
            <text:p/>
          </table:table-cell>
          <table:table-cell table:style-name="ce41" table:number-columns-repeated="3"/>
          <table:table-cell table:style-name="ce41" table:formula="of:=IF(AND([.H89]&gt;4;[.I89]&gt;9;[.J89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5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5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5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/>
          <table:table-cell table:style-name="ce19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5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5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4"/>
          <table:table-cell table:style-name="ce18"/>
          <table:table-cell table:style-name="ce19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4"/>
          <table:table-cell table:style-name="ce19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4"/>
          <table:table-cell table:style-name="ce19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4"/>
          <table:table-cell table:style-name="ce19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4"/>
          <table:table-cell table:style-name="ce19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4"/>
          <table:table-cell table:style-name="ce19"/>
          <table:table-cell table:style-name="ce18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9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9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6"/>
          <table:table-cell table:style-name="ce18"/>
          <table:table-cell table:style-name="ce19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/>
          <table:table-cell table:style-name="ce66"/>
          <table:table-cell table:style-name="ce72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style-name="ce76"/>
          <table:table-cell table:style-name="ce5"/>
          <table:table-cell table:number-columns-repeated="769"/>
        </table:table-row>
        <table:table-row table:style-name="ro8" table:visibility="collapse" table:number-rows-repeated="12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4"/>
          <table:table-cell table:style-name="ce18" table:number-columns-repeated="2"/>
          <table:table-cell table:style-name="ce26"/>
          <table:table-cell table:style-name="ce30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20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9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4"/>
          <table:table-cell table:style-name="ce18" table:number-columns-repeated="2"/>
          <table:table-cell table:style-name="ce26"/>
          <table:table-cell table:style-name="ce30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4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/>
          <table:table-cell table:style-name="ce19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/>
          <table:table-cell table:style-name="ce19"/>
          <table:table-cell table:style-name="ce26"/>
          <table:table-cell table:style-name="ce30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4"/>
          <table:table-cell table:style-name="ce18"/>
          <table:table-cell table:style-name="ce19"/>
          <table:table-cell table:style-name="ce26"/>
          <table:table-cell table:style-name="ce30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20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/>
          <table:table-cell table:style-name="ce19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5"/>
          <table:table-cell table:style-name="ce18"/>
          <table:table-cell table:style-name="ce19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12" table:visibility="collapse" table:number-rows-repeated="5">
          <table:table-cell table:style-name="ce5"/>
          <table:table-cell table:style-name="ce19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4"/>
          <table:table-cell table:style-name="ce19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7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4"/>
          <table:table-cell table:style-name="ce18" table:number-columns-repeated="2"/>
          <table:table-cell table:style-name="ce26"/>
          <table:table-cell table:style-name="ce30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9" table:number-columns-repeated="2"/>
          <table:table-cell table:style-name="ce26"/>
          <table:table-cell table:style-name="ce30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4"/>
          <table:table-cell table:style-name="ce19" table:number-columns-repeated="2"/>
          <table:table-cell table:style-name="ce26"/>
          <table:table-cell table:style-name="ce30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-group>
          <table:table-row table:style-name="ro8" table:visibility="collapse">
            <table:table-cell table:style-name="ce4"/>
            <table:table-cell table:style-name="ce18" table:number-columns-repeated="2"/>
            <table:table-cell table:style-name="ce26"/>
            <table:table-cell table:style-name="ce29"/>
            <table:table-cell table:style-name="ce31"/>
            <table:table-cell table:style-name="ce37"/>
            <table:table-cell table:style-name="ce41" table:number-columns-repeated="2"/>
            <table:table-cell table:style-name="ce33"/>
            <table:table-cell table:style-name="ce41" table:number-columns-repeated="2"/>
            <table:table-cell table:style-name="ce60" table:number-columns-repeated="2"/>
            <table:table-cell table:style-name="ce72"/>
            <table:table-cell table:style-name="ce75"/>
            <table:table-cell table:style-name="ce79"/>
            <table:table-cell table:style-name="ce83"/>
            <table:table-cell table:style-name="ce79" table:number-columns-repeated="2"/>
            <table:table-cell table:style-name="ce87"/>
            <table:table-cell table:style-name="ce11" table:number-columns-repeated="234"/>
            <table:table-cell table:number-columns-repeated="769"/>
          </table:table-row>
        </table:table-row-group>
        <table:table-row table:style-name="ro8" table:visibility="collapse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4"/>
          <table:table-cell table:style-name="ce19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9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9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/>
          <table:table-cell table:style-name="ce19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9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9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4"/>
          <table:table-cell table:style-name="ce19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4"/>
          <table:table-cell table:style-name="ce19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4"/>
          <table:table-cell table:style-name="ce18"/>
          <table:table-cell table:style-name="ce19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4"/>
          <table:table-cell table:style-name="ce18"/>
          <table:table-cell table:style-name="ce19"/>
          <table:table-cell table:style-name="ce26"/>
          <table:table-cell table:style-name="ce30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4"/>
          <table:table-cell table:style-name="ce18"/>
          <table:table-cell table:style-name="ce19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9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4"/>
          <table:table-cell table:style-name="ce18"/>
          <table:table-cell table:style-name="ce19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4"/>
          <table:table-cell table:style-name="ce18" table:number-columns-repeated="2"/>
          <table:table-cell table:style-name="ce26"/>
          <table:table-cell table:style-name="ce29"/>
          <table:table-cell table:style-name="ce33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4"/>
          <table:table-cell table:style-name="ce18"/>
          <table:table-cell table:style-name="ce19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8"/>
          <table:table-cell table:style-name="ce19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8"/>
          <table:table-cell table:style-name="ce18"/>
          <table:table-cell table:style-name="ce19"/>
          <table:table-cell table:style-name="ce26"/>
          <table:table-cell table:style-name="ce29"/>
          <table:table-cell table:style-name="ce33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8"/>
          <table:table-cell table:style-name="ce18"/>
          <table:table-cell table:style-name="ce19"/>
          <table:table-cell table:style-name="ce26"/>
          <table:table-cell table:style-name="ce29"/>
          <table:table-cell table:style-name="ce34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8"/>
          <table:table-cell table:style-name="ce19" table:number-columns-repeated="2"/>
          <table:table-cell table:style-name="ce26"/>
          <table:table-cell table:style-name="ce29"/>
          <table:table-cell table:style-name="ce34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8"/>
          <table:table-cell table:style-name="ce18"/>
          <table:table-cell table:style-name="ce19"/>
          <table:table-cell table:style-name="ce26"/>
          <table:table-cell table:style-name="ce29"/>
          <table:table-cell table:style-name="ce33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9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8"/>
          <table:table-cell table:style-name="ce18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8"/>
          <table:table-cell table:style-name="ce19" table:number-columns-repeated="2"/>
          <table:table-cell table:style-name="ce26"/>
          <table:table-cell table:style-name="ce29"/>
          <table:table-cell table:style-name="ce31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8"/>
          <table:table-cell table:style-name="ce18" table:number-columns-repeated="2"/>
          <table:table-cell table:style-name="ce26"/>
          <table:table-cell table:style-name="ce29"/>
          <table:table-cell table:style-name="ce33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9" table:number-columns-repeated="2"/>
          <table:table-cell table:style-name="ce26"/>
          <table:table-cell table:style-name="ce29"/>
          <table:table-cell table:style-name="ce34"/>
          <table:table-cell table:style-name="ce37"/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9" office:value-type="string" calcext:value-type="string">
            <text:p>ТрнфБО1P10</text:p>
          </table:table-cell>
          <table:table-cell table:style-name="ce19" office:value-type="string" calcext:value-type="string">
            <text:p>RU000A0ZZ349 </text:p>
          </table:table-cell>
          <table:table-cell table:style-name="ce26" office:value-type="float" office:value="15000000" calcext:value-type="float">
            <text:p>15,000,000</text:p>
          </table:table-cell>
          <table:table-cell table:style-name="ce29"/>
          <table:table-cell table:style-name="ce33"/>
          <table:table-cell table:style-name="ce37" table:formula="of:=IF([.E352]&gt;0;(ABS([.F343]-[.E352]))*100/(MIN([.E352:.F352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352]&gt;4;[.I352]&gt;9;[.J352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8" office:value-type="string" calcext:value-type="string">
            <text:p>ТрнфБО1P12 </text:p>
          </table:table-cell>
          <table:table-cell table:style-name="ce19" office:value-type="string" calcext:value-type="string">
            <text:p>RU000A100JF4</text:p>
          </table:table-cell>
          <table:table-cell table:style-name="ce26" office:value-type="float" office:value="15000000" calcext:value-type="float">
            <text:p>15,000,000</text:p>
          </table:table-cell>
          <table:table-cell table:style-name="ce29"/>
          <table:table-cell table:style-name="ce34"/>
          <table:table-cell table:style-name="ce37" table:formula="of:=IF([.E353]&gt;0;(ABS([.F353]-[.E353]))*100/(MIN([.E353:.F353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353]&gt;4;[.I353]&gt;9;[.J353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8" office:value-type="string" calcext:value-type="string">
            <text:p>ТрнфБО1P12 </text:p>
          </table:table-cell>
          <table:table-cell table:style-name="ce19" office:value-type="string" calcext:value-type="string">
            <text:p>RU000A100JF4</text:p>
          </table:table-cell>
          <table:table-cell table:style-name="ce26" office:value-type="float" office:value="15000000" calcext:value-type="float">
            <text:p>15,000,000</text:p>
          </table:table-cell>
          <table:table-cell table:style-name="ce29"/>
          <table:table-cell table:style-name="ce34"/>
          <table:table-cell table:style-name="ce37" table:formula="of:=IF([.E354]&gt;0;(ABS([.F354]-[.E354]))*100/(MIN([.E354:.F354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354]&gt;4;[.I354]&gt;9;[.J354]&gt;0.099);&quot;ДА&quot;;&quot;НЕТ&quot;)" office:value-type="string" office:string-value="НЕТ" calcext:value-type="string">
            <text:p>НЕТ</text:p>
          </table:table-cell>
          <table:table-cell table:style-name="ce41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8" office:value-type="string" calcext:value-type="string">
            <text:p>ТрнфБО1P6</text:p>
          </table:table-cell>
          <table:table-cell table:style-name="ce18" office:value-type="string" calcext:value-type="string">
            <text:p>RU000A0JXM97</text:p>
          </table:table-cell>
          <table:table-cell table:style-name="ce26" office:value-type="float" office:value="20000000" calcext:value-type="float">
            <text:p>20,000,000</text:p>
          </table:table-cell>
          <table:table-cell table:style-name="ce31"/>
          <table:table-cell table:style-name="ce33"/>
          <table:table-cell table:style-name="ce37" table:formula="of:=IF([.E355]&gt;0;(ABS([.F345]-[.E355]))*100/(MIN([.E355:.F355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355]&gt;4;[.I355]&gt;9;[.J355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8" office:value-type="string" calcext:value-type="string">
            <text:p>ТрнфБО1P9</text:p>
          </table:table-cell>
          <table:table-cell table:style-name="ce18" office:value-type="string" calcext:value-type="string">
            <text:p>RU000A0ZYUS1</text:p>
          </table:table-cell>
          <table:table-cell table:style-name="ce26" office:value-type="float" office:value="15000000" calcext:value-type="float">
            <text:p>15,000,000</text:p>
          </table:table-cell>
          <table:table-cell table:style-name="ce31" table:number-columns-repeated="2"/>
          <table:table-cell table:style-name="ce37" table:formula="of:=IF([.E356]&gt;0;(ABS([.F356]-[.E356]))*100/(MIN([.E356:.F356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356]&gt;4;[.I356]&gt;9;[.J356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8" office:value-type="string" calcext:value-type="string">
            <text:p>ТрнфБО1P9</text:p>
          </table:table-cell>
          <table:table-cell table:style-name="ce18" office:value-type="string" calcext:value-type="string">
            <text:p>RU000A0ZYUS1</text:p>
          </table:table-cell>
          <table:table-cell table:style-name="ce26" office:value-type="float" office:value="15000000" calcext:value-type="float">
            <text:p>15,000,000</text:p>
          </table:table-cell>
          <table:table-cell table:style-name="ce31" table:number-columns-repeated="2"/>
          <table:table-cell table:style-name="ce37" table:formula="of:=IF([.E357]&gt;0;(ABS([.F357]-[.E357]))*100/(MIN([.E357:.F357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357]&gt;4;[.I357]&gt;9;[.J357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8" office:value-type="string" calcext:value-type="string">
            <text:p>ТрнфБО1P9</text:p>
          </table:table-cell>
          <table:table-cell table:style-name="ce18" office:value-type="string" calcext:value-type="string">
            <text:p>RU000A0ZYUS1</text:p>
          </table:table-cell>
          <table:table-cell table:style-name="ce26" office:value-type="float" office:value="15000000" calcext:value-type="float">
            <text:p>15,000,000</text:p>
          </table:table-cell>
          <table:table-cell table:style-name="ce31" table:number-columns-repeated="2"/>
          <table:table-cell table:style-name="ce37" table:formula="of:=IF([.E358]&gt;0;(ABS([.F358]-[.E358]))*100/(MIN([.E358:.F358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358]&gt;4;[.I358]&gt;9;[.J358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8" office:value-type="string" calcext:value-type="string">
            <text:p>ФолксвБ1P2</text:p>
          </table:table-cell>
          <table:table-cell table:style-name="ce19" office:value-type="string" calcext:value-type="string">
            <text:p>RU000A0ZZGE7</text:p>
          </table:table-cell>
          <table:table-cell table:style-name="ce26" office:value-type="float" office:value="5000000" calcext:value-type="float">
            <text:p>5,000,000</text:p>
          </table:table-cell>
          <table:table-cell table:style-name="ce31"/>
          <table:table-cell table:style-name="ce33"/>
          <table:table-cell table:style-name="ce37" table:formula="of:=IF([.E359]&gt;0;(ABS([.F352]-[.E359]))*100/(MIN([.E359:.F359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359]&gt;4;[.I359]&gt;9;[.J359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8" office:value-type="string" calcext:value-type="string">
            <text:p>ФолксвБ1P2</text:p>
          </table:table-cell>
          <table:table-cell table:style-name="ce19" office:value-type="string" calcext:value-type="string">
            <text:p>RU000A0ZZGE7</text:p>
          </table:table-cell>
          <table:table-cell table:style-name="ce26" office:value-type="float" office:value="5000000" calcext:value-type="float">
            <text:p>5,000,000</text:p>
          </table:table-cell>
          <table:table-cell table:style-name="ce31"/>
          <table:table-cell table:style-name="ce33"/>
          <table:table-cell table:style-name="ce37" table:formula="of:=IF([.E360]&gt;0;(ABS([.F355]-[.E360]))*100/(MIN([.E360:.F360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360]&gt;4;[.I360]&gt;9;[.J360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8"/>
          <table:table-cell table:style-name="ce18" office:value-type="string" calcext:value-type="string">
            <text:p>ФолксвБ1P3</text:p>
          </table:table-cell>
          <table:table-cell table:style-name="ce18" office:value-type="string" calcext:value-type="string">
            <text:p>RU000A1003L1</text:p>
          </table:table-cell>
          <table:table-cell table:style-name="ce26" office:value-type="float" office:value="10000000" calcext:value-type="float">
            <text:p>10,000,000</text:p>
          </table:table-cell>
          <table:table-cell table:style-name="ce31"/>
          <table:table-cell table:style-name="ce34"/>
          <table:table-cell table:style-name="ce37" table:formula="of:=IF([.E361]&gt;0;(ABS([.F361]-[.E361]))*100/(MIN([.E361:.F361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361]&gt;4;[.I361]&gt;9;[.J361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8"/>
          <table:table-cell table:style-name="ce18" office:value-type="string" calcext:value-type="string">
            <text:p>ФолксвБ1P3</text:p>
          </table:table-cell>
          <table:table-cell table:style-name="ce18" office:value-type="string" calcext:value-type="string">
            <text:p>RU000A1003L1</text:p>
          </table:table-cell>
          <table:table-cell table:style-name="ce26" office:value-type="float" office:value="10000000" calcext:value-type="float">
            <text:p>10,000,000</text:p>
          </table:table-cell>
          <table:table-cell table:style-name="ce31"/>
          <table:table-cell table:style-name="ce34"/>
          <table:table-cell table:style-name="ce37" table:formula="of:=IF([.E362]&gt;0;(ABS([.F362]-[.E362]))*100/(MIN([.E362:.F362]));&quot;&quot;)">
            <text:p/>
          </table:table-cell>
          <table:table-cell table:style-name="ce41" table:number-columns-repeated="2"/>
          <table:table-cell table:style-name="ce33"/>
          <table:table-cell table:style-name="ce41" table:formula="of:=IF(AND([.H362]&gt;4;[.I362]&gt;9;[.J362]&gt;0.099);&quot;ДА&quot;;&quot;НЕТ&quot;)" office:value-type="string" office:string-value="НЕТ" calcext:value-type="string">
            <text:p>НЕТ</text:p>
          </table:table-cell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8"/>
          <table:table-cell table:style-name="ce18" table:number-columns-repeated="2"/>
          <table:table-cell table:style-name="ce27" office:value-type="string" calcext:value-type="string">
            <text:p>USD</text:p>
          </table:table-cell>
          <table:table-cell table:style-name="ce31"/>
          <table:table-cell table:style-name="ce33"/>
          <table:table-cell table:style-name="ce37" table:formula="of:=IF([.E363]&gt;0;(ABS([.F359]-[.E363]))*100/(MIN([.E363:.F363]));&quot;&quot;)">
            <text:p/>
          </table:table-cell>
          <table:table-cell table:style-name="ce41" table:number-columns-repeated="2"/>
          <table:table-cell table:style-name="ce33"/>
          <table:table-cell table:style-name="ce41" table:number-columns-repeated="2"/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8"/>
          <table:table-cell table:style-name="ce18" office:value-type="string" calcext:value-type="string">
            <text:p>GAZ-22</text:p>
          </table:table-cell>
          <table:table-cell table:style-name="ce18" office:value-type="string" calcext:value-type="string">
            <text:p>XS0290580595</text:p>
          </table:table-cell>
          <table:table-cell table:style-name="ce26" office:value-type="float" office:value="1300000" calcext:value-type="float">
            <text:p>1,300,000</text:p>
          </table:table-cell>
          <table:table-cell table:style-name="ce29"/>
          <table:table-cell table:style-name="ce35"/>
          <table:table-cell table:style-name="ce37" table:formula="of:=IF([.E364]&gt;0;(ABS([.F360]-[.E364]))*100/(MIN([.E364:.F364]));&quot;&quot;)">
            <text:p/>
          </table:table-cell>
          <table:table-cell table:style-name="ce41" table:number-columns-repeated="2"/>
          <table:table-cell table:style-name="ce33"/>
          <table:table-cell table:style-name="ce41"/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8"/>
          <table:table-cell table:style-name="ce18" office:value-type="string" calcext:value-type="string">
            <text:p>RosNef-22</text:p>
          </table:table-cell>
          <table:table-cell table:style-name="ce18" office:value-type="string" calcext:value-type="string">
            <text:p>XS0861981180</text:p>
          </table:table-cell>
          <table:table-cell table:style-name="ce26" office:value-type="float" office:value="2000000" calcext:value-type="float">
            <text:p>2,000,000</text:p>
          </table:table-cell>
          <table:table-cell table:style-name="ce31"/>
          <table:table-cell table:style-name="ce35"/>
          <table:table-cell table:style-name="ce37" table:formula="of:=IF([.E365]&gt;0;(ABS([.F361]-[.E365]))*100/(MIN([.E365:.F365]));&quot;&quot;)">
            <text:p/>
          </table:table-cell>
          <table:table-cell table:style-name="ce41" table:number-columns-repeated="2"/>
          <table:table-cell table:style-name="ce33"/>
          <table:table-cell table:style-name="ce41"/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8" office:value-type="string" calcext:value-type="string">
            <text:p>VEB-22</text:p>
          </table:table-cell>
          <table:table-cell table:style-name="ce18" office:value-type="string" calcext:value-type="string">
            <text:p>XS0800817073</text:p>
          </table:table-cell>
          <table:table-cell table:style-name="ce26" office:value-type="float" office:value="1000000" calcext:value-type="float">
            <text:p>1,000,000</text:p>
          </table:table-cell>
          <table:table-cell table:style-name="ce29"/>
          <table:table-cell table:style-name="ce35"/>
          <table:table-cell table:style-name="ce37" table:formula="of:=IF([.E366]&gt;0;(ABS([.F363]-[.E366]))*100/(MIN([.E366:.F366]));&quot;&quot;)">
            <text:p/>
          </table:table-cell>
          <table:table-cell table:style-name="ce41" table:number-columns-repeated="2"/>
          <table:table-cell table:style-name="ce33"/>
          <table:table-cell table:style-name="ce41"/>
          <table:table-cell table:style-name="ce41" office:value-type="string" calcext:value-type="string">
            <text:p>НЕТ</text:p>
          </table:table-cell>
          <table:table-cell table:style-name="ce60" table:number-columns-repeated="2"/>
          <table:table-cell table:style-name="ce72"/>
          <table:table-cell table:style-name="ce75"/>
          <table:table-cell table:style-name="ce79"/>
          <table:table-cell table:style-name="ce83"/>
          <table:table-cell table:style-name="ce79" table:number-columns-repeated="2"/>
          <table:table-cell table:style-name="ce87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1) за предшедствующие 45 календарных дней (количество дней, в которые заключались сделки с ЦБ не менее 5 дней)</text:p>
          </table:table-cell>
          <table:table-cell table:style-name="ce11" table:number-columns-repeated="5"/>
          <table:table-cell table:style-name="ce2"/>
          <table:table-cell table:style-name="ce47"/>
          <table:table-cell table:style-name="ce51"/>
          <table:table-cell table:style-name="ce53" table:number-columns-repeated="7"/>
          <table:table-cell table:style-name="ce48"/>
          <table:table-cell table:style-name="ce53" table:number-columns-repeated="2"/>
          <table:table-cell table:style-name="ce48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2) за предшедствующие 45 календарных дней (не мненее 10 сделок)</text:p>
          </table:table-cell>
          <table:table-cell table:style-name="ce11" table:number-columns-repeated="5"/>
          <table:table-cell table:style-name="ce2"/>
          <table:table-cell table:style-name="ce47"/>
          <table:table-cell table:style-name="ce51"/>
          <table:table-cell table:style-name="ce53" table:number-columns-repeated="7"/>
          <table:table-cell table:style-name="ce48"/>
          <table:table-cell table:style-name="ce53" table:number-columns-repeated="2"/>
          <table:table-cell table:style-name="ce48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3) за предшедствующие 45 календарных дней (минимальный суммарный объем заключенных сделок с ЦБ не менее 0.1% от объема выпуска)</text:p>
          </table:table-cell>
          <table:table-cell table:style-name="ce11" table:number-columns-repeated="5"/>
          <table:table-cell table:style-name="ce2"/>
          <table:table-cell table:style-name="ce47"/>
          <table:table-cell table:style-name="ce51"/>
          <table:table-cell table:style-name="ce53" table:number-columns-repeated="7"/>
          <table:table-cell table:style-name="ce48"/>
          <table:table-cell table:style-name="ce53" table:number-columns-repeated="2"/>
          <table:table-cell table:style-name="ce48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4) Прошло не более 30 календарных дней от даты первичного размещения (случае невозможности определить справедливую стоимость в порядке, установленном для активного рынка)</text:p>
          </table:table-cell>
          <table:table-cell table:style-name="ce11" table:number-columns-repeated="5"/>
          <table:table-cell table:style-name="ce2"/>
          <table:table-cell table:style-name="ce47"/>
          <table:table-cell table:style-name="ce51"/>
          <table:table-cell table:style-name="ce53" table:number-columns-repeated="7"/>
          <table:table-cell table:style-name="ce48"/>
          <table:table-cell table:style-name="ce53" table:number-columns-repeated="2"/>
          <table:table-cell table:style-name="ce48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При условии невыполнения одного из критериев активности рынка, коэф 0.99</text:p>
          </table:table-cell>
          <table:table-cell table:style-name="ce11" table:number-columns-repeated="5"/>
          <table:table-cell table:style-name="ce2"/>
          <table:table-cell table:style-name="ce47"/>
          <table:table-cell table:style-name="ce51"/>
          <table:table-cell table:style-name="ce53" table:number-columns-repeated="7"/>
          <table:table-cell table:style-name="ce48"/>
          <table:table-cell table:style-name="ce53" table:number-columns-repeated="2"/>
          <table:table-cell table:style-name="ce48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Расчет определения справедливой стоимости рыночным/доходным методом прилагается на отдельном листею</text:p>
          </table:table-cell>
          <table:table-cell table:style-name="ce11" table:number-columns-repeated="5"/>
          <table:table-cell table:style-name="ce2"/>
          <table:table-cell table:style-name="ce47"/>
          <table:table-cell table:style-name="ce51"/>
          <table:table-cell table:style-name="ce53" table:number-columns-repeated="7"/>
          <table:table-cell table:style-name="ce48"/>
          <table:table-cell table:style-name="ce53" table:number-columns-repeated="2"/>
          <table:table-cell table:style-name="ce48"/>
          <table:table-cell table:style-name="ce11" table:number-columns-repeated="234"/>
          <table:table-cell table:number-columns-repeated="769"/>
        </table:table-row>
        <table:table-row table:style-name="ro14">
          <table:table-cell table:style-name="ce2"/>
          <table:table-cell table:style-name="ce21" office:value-type="string" calcext:value-type="string" table:number-columns-spanned="11" table:number-rows-spanned="1">
            <text:p>По всем ценным бумагам, имеющимся на балансе банка, проведен мониторинг адекватности справедливой стоимости.</text:p>
            <text:p>Признаков обесценения ценных бумаг, свидетельствующих о необходимости корректировки исходных данных, не выявлено.</text:p>
          </table:table-cell>
          <table:covered-table-cell table:number-columns-repeated="10" table:style-name="ce21"/>
          <table:table-cell table:style-name="ce53" table:number-columns-repeated="5"/>
          <table:table-cell table:style-name="ce48"/>
          <table:table-cell table:style-name="ce53" table:number-columns-repeated="2"/>
          <table:table-cell table:style-name="ce48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table:number-columns-repeated="6"/>
          <table:table-cell table:style-name="ce2"/>
          <table:table-cell table:style-name="ce47"/>
          <table:table-cell table:style-name="ce51"/>
          <table:table-cell table:style-name="ce53" table:number-columns-repeated="7"/>
          <table:table-cell table:style-name="ce48"/>
          <table:table-cell table:style-name="ce53" table:number-columns-repeated="2"/>
          <table:table-cell table:style-name="ce48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Директор Казначейства 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47"/>
          <table:table-cell table:style-name="ce51"/>
          <table:table-cell table:style-name="ce53" table:number-columns-repeated="7"/>
          <table:table-cell table:style-name="ce48"/>
          <table:table-cell table:style-name="ce53" table:number-columns-repeated="2"/>
          <table:table-cell table:style-name="ce48"/>
          <table:table-cell table:style-name="ce11" table:number-columns-repeated="234"/>
          <table:table-cell table:number-columns-repeated="769"/>
        </table:table-row>
        <table:table-row table:style-name="ro15">
          <table:table-cell table:style-name="ce2"/>
          <table:table-cell table:style-name="ce11" office:value-type="string" calcext:value-type="string">
            <text:p>Руководитель ГcиУКО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47"/>
          <table:table-cell table:style-name="ce51"/>
          <table:table-cell table:style-name="ce55" table:number-columns-repeated="3"/>
          <table:table-cell table:style-name="ce53" table:number-columns-repeated="2"/>
          <table:table-cell table:style-name="ce55" table:number-columns-repeated="2"/>
          <table:table-cell table:style-name="ce48"/>
          <table:table-cell table:style-name="ce55" table:number-columns-repeated="2"/>
          <table:table-cell table:style-name="ce48"/>
          <table:table-cell table:style-name="ce11" table:number-columns-repeated="234"/>
          <table:table-cell table:number-columns-repeated="769"/>
        </table:table-row>
        <table:table-row table:style-name="ro16" table:number-rows-repeated="104819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Лист1.$A$1" table:cell-range-address="$Лист1.$A$3:.$U$376"/>
          <table:named-range table:name="Excel_BuiltIn__FilterDatabase" table:base-cell-address="$Лист1.$A$1" table:cell-range-address="$Лист1.$A$8:.$U$376"/>
          <table:named-range table:name="_xlnm.Print_Area" table:base-cell-address="$Лист1.$A$1" table:cell-range-address="$Лист1.$A$1:.$AMJ$1048576" table:range-usable-as="print-range"/>
        </table:named-expressions>
      </table:table>
      <table:named-expressions>
        <table:named-expression table:name="load_info" table:base-cell-address="$Лист1.$A$1" table:expression="#REF!"/>
        <table:named-expression table:name="order_field" table:base-cell-address="$Лист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5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 number:style="long"/>
      <number:text>.</number:text>
      <number:month number:style="long"/>
      <number:text>.</number:text>
      <number:year number:style="long"/>
    </number:date-style>
    <number:number-style style:name="N128">
      <number:number number:decimal-places="4" loext:min-decimal-places="4" number:min-integer-digits="1" number:grouping="true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Verdana" fo:font-family="Verdana" style:font-name-complex="Verdana" style:font-family-complex="Verdan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Verdana" fo:font-family="Verdana" fo:font-size="10pt" fo:font-style="normal" fo:text-shadow="none" style:text-underline-style="none" fo:font-weight="normal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family="Verdana" fo:font-size="10pt" fo:font-style="normal" fo:text-shadow="none" style:text-underline-style="none" fo:font-weight="bold" style:font-size-asian="10pt" style:font-style-asian="normal" style:font-weight-asian="bold" style:font-name-complex="Verdana" style:font-family-complex="Verdana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Verdana" fo:font-family="Verdana" fo:font-size="10pt" fo:font-style="normal" fo:text-shadow="none" style:text-underline-style="none" fo:font-weight="normal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family="Verdana" fo:font-size="10pt" fo:font-style="normal" fo:text-shadow="none" style:text-underline-style="none" fo:font-weight="bold" style:font-size-asian="10pt" style:font-style-asian="normal" style:font-weight-asian="bold" style:font-name-complex="Verdana" style:font-family-complex="Verdana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Verdana" fo:font-family="Verdana" fo:font-size="10pt" fo:font-style="normal" fo:text-shadow="none" style:text-underline-style="none" fo:font-weight="normal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Verdana" fo:font-family="Verdana" fo:font-size="10pt" fo:font-style="normal" fo:text-shadow="none" style:text-underline-style="none" fo:font-weight="bold" style:font-size-asian="10pt" style:font-style-asian="normal" style:font-weight-asian="bold" style:font-name-complex="Verdana" style:font-family-complex="Verdana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Verdana" fo:font-family="Verdana" fo:font-size="10pt" fo:font-style="italic" fo:text-shadow="none" style:text-underline-style="none" fo:font-weight="normal" style:font-size-asian="10pt" style:font-style-asian="italic" style:font-weight-asian="normal" style:font-name-complex="Verdana" style:font-family-complex="Verdana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Verdana" fo:font-family="Verdana" fo:font-size="10pt" fo:font-style="normal" fo:text-shadow="none" style:text-underline-style="none" fo:font-weight="normal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family="Verdana" fo:font-size="18pt" fo:font-style="normal" fo:text-shadow="none" style:text-underline-style="none" fo:font-weight="normal" style:font-size-asian="18pt" style:font-style-asian="normal" style:font-weight-asian="normal" style:font-name-complex="Verdana" style:font-family-complex="Verdana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family="Verdana" fo:font-size="12pt" fo:font-style="normal" fo:text-shadow="none" style:text-underline-style="none" fo:font-weight="normal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family="Verdana" fo:font-size="24pt" fo:font-style="normal" fo:text-shadow="none" style:text-underline-style="none" fo:font-weight="bold" style:font-size-asian="24pt" style:font-style-asian="normal" style:font-weight-asian="bold" style:font-name-complex="Verdana" style:font-family-complex="Verdana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ee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6600" style:text-outline="false" style:text-line-through-style="none" style:text-line-through-type="none" style:font-name="Verdana" fo:font-family="Verdana" fo:font-size="10pt" fo:font-style="normal" fo:text-shadow="none" style:text-underline-style="none" fo:font-weight="normal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Verdana" fo:font-family="Verdana" fo:font-size="10pt" fo:font-style="normal" fo:text-shadow="none" style:text-underline-style="none" fo:font-weight="normal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Result_20_20" style:display-name="Result 2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family="Verdana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Verdana" style:font-family-complex="Verdana" style:font-size-complex="10pt" style:font-style-complex="italic" style:font-weight-complex="bold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family="Verdana" fo:font-size="10pt" fo:font-style="normal" fo:text-shadow="none" style:text-underline-style="none" fo:font-weight="normal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family="Verdana" fo:font-size="10pt" fo:font-style="normal" fo:text-shadow="none" style:text-underline-style="none" fo:font-weight="normal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Verdana" fo:font-family="Verdana" fo:font-size="10pt" fo:font-style="normal" fo:text-shadow="none" style:text-underline-style="none" fo:font-weight="normal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Результат2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family="Verdana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Verdana" style:font-family-complex="Verdana" style:font-size-complex="10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6.15pt" style:print-page-order="ttb" style:first-page-number="continue" style:scale-to="64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23-06-08T15:40:19</dc:date>
    <meta:editing-cycles>71</meta:editing-cycles>
    <meta:editing-duration>PT2H52M</meta:editing-duration>
    <meta:generator>LibreOffice/6.1.5.2$Linux_X86_64 LibreOffice_project/10$Build-2</meta:generator>
    <meta:document-statistic meta:table-count="1" meta:cell-count="622" meta:object-count="0"/>
    <meta:user-defined meta:name="AppVersion">15.0000</meta:user-defined>
  </office:meta>
</office:document-meta>
</file>